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6.65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.591cm"/>
    </style:style>
    <style:style style:name="co10" style:family="table-column">
      <style:table-column-properties fo:break-before="auto" style:column-width="1.73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78cm"/>
    </style:style>
    <style:style style:name="co13" style:family="table-column">
      <style:table-column-properties fo:break-before="auto" style:column-width="2.849cm"/>
    </style:style>
    <style:style style:name="co14" style:family="table-column">
      <style:table-column-properties fo:break-before="auto" style:column-width="2.57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0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4.828cm"/>
    </style:style>
    <style:style style:name="co19" style:family="table-column">
      <style:table-column-properties fo:break-before="auto" style:column-width="3.34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775cm"/>
    </style:style>
    <style:style style:name="co22" style:family="table-column">
      <style:table-column-properties fo:break-before="auto" style:column-width="4.115cm"/>
    </style:style>
    <style:style style:name="co23" style:family="table-column">
      <style:table-column-properties fo:break-before="auto" style:column-width="2.79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13.062cm"/>
    </style:style>
    <style:style style:name="co26" style:family="table-column">
      <style:table-column-properties fo:break-before="auto" style:column-width="4.221cm"/>
    </style:style>
    <style:style style:name="co27" style:family="table-column">
      <style:table-column-properties fo:break-before="auto" style:column-width="6.357cm"/>
    </style:style>
    <style:style style:name="co28" style:family="table-column">
      <style:table-column-properties fo:break-before="auto" style:column-width="13.878cm"/>
    </style:style>
    <style:style style:name="co29" style:family="table-column">
      <style:table-column-properties fo:break-before="auto" style:column-width="2.471cm"/>
    </style:style>
    <style:style style:name="co30" style:family="table-column">
      <style:table-column-properties fo:break-before="auto" style:column-width="1.466cm"/>
    </style:style>
    <style:style style:name="co31" style:family="table-column">
      <style:table-column-properties fo:break-before="auto" style:column-width="9.825cm"/>
    </style:style>
    <style:style style:name="co32" style:family="table-column">
      <style:table-column-properties fo:break-before="auto" style:column-width="1.79cm"/>
    </style:style>
    <style:style style:name="co33" style:family="table-column">
      <style:table-column-properties fo:break-before="auto" style:column-width="2.566cm"/>
    </style:style>
    <style:style style:name="co34" style:family="table-column">
      <style:table-column-properties fo:break-before="auto" style:column-width="3.32cm"/>
    </style:style>
    <style:style style:name="co35" style:family="table-column">
      <style:table-column-properties fo:break-before="auto" style:column-width="2.21cm"/>
    </style:style>
    <style:style style:name="co36" style:family="table-column">
      <style:table-column-properties fo:break-before="auto" style:column-width="2.942cm"/>
    </style:style>
    <style:style style:name="co37" style:family="table-column">
      <style:table-column-properties fo:break-before="auto" style:column-width="1.498cm"/>
    </style:style>
    <style:style style:name="co38" style:family="table-column">
      <style:table-column-properties fo:break-before="auto" style:column-width="1.1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72cm" fo:break-before="auto" style:use-optimal-row-height="false"/>
    </style:style>
    <style:style style:name="ro4" style:family="table-row">
      <style:table-row-properties style:row-height="0.8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order="0.06pt solid #000000" style:vertical-align="middl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wrap-option="wrap" fo:border="0.06pt solid #000000" style:vertical-align="middl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0">
      <style:table-cell-properties fo:border="0.06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fo:border="0.06pt solid #000000" style:vertical-align="middle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1000" table:default-cell-style-name="Default"/>
        <table:table-row table:style-name="ro1">
          <table:table-cell table:number-columns-repeated="1023"/>
        </table:table-row>
        <table:table-row table:style-name="ro2">
          <table:table-cell/>
          <table:table-cell table:style-name="ce4" office:value-type="string" table:number-columns-spanned="4" table:number-rows-spanned="1">
            <text:p>This sheet describes the csv-format output to the CutIntroDataLoggger</text:p>
          </table:table-cell>
          <table:covered-table-cell table:style-name="Default"/>
          <table:covered-table-cell table:number-columns-repeated="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  <table:table-cell table:style-name="ce1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TSTP</text:p>
          </table:table-cell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  <table:table-cell table:style-name="ce2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Proof Sequences</text:p>
          </table:table-cell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  <table:table-cell table:style-name="ce2" table:number-columns-repeated="1003"/>
        </table:table-row>
        <table:table-row table:style-name="ro3">
          <table:table-cell table:style-name="ce2" table:number-columns-repeated="2"/>
          <table:table-cell table:style-name="ce8" office:value-type="string">
            <text:p>veriT</text:p>
          </table:table-cell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  <table:table-cell table:style-name="ce2" table:number-columns-repeated="1003"/>
        </table:table-row>
        <table:table-row table:style-name="ro4">
          <table:table-cell table:number-columns-repeated="2"/>
          <table:table-cell table:style-name="ce9"/>
          <table:table-cell table:style-name="ce12" table:number-columns-repeated="16"/>
          <table:table-cell table:style-name="ce22"/>
          <table:table-cell table:number-columns-repeated="1003"/>
        </table:table-row>
        <table:table-row table:style-name="ro1">
          <table:table-cell table:style-name="ce3"/>
          <table:table-cell table:style-name="ce5" office:value-type="string" table:number-columns-spanned="1" table:number-rows-spanned="3">
            <text:p>determined in</text:p>
          </table:table-cell>
          <table:table-cell table:style-name="ce10" office:value-type="string">
            <text:p>TSTP</text:p>
          </table:table-cell>
          <table:table-cell table:style-name="ce13" office:value-type="string">
            <text:p>compressTSTPProof</text:p>
          </table:table-cell>
          <table:table-cell table:style-name="ce17" office:value-type="string">
            <text:p>compressTSTPProof/compressExpProof</text:p>
          </table:table-cell>
          <table:table-cell table:style-name="ce13" office:value-type="string" table:number-columns-spanned="3" table:number-rows-spanned="1">
            <text:p>compressTSTPProof</text:p>
          </table:table-cell>
          <table:covered-table-cell table:number-columns-repeated="2" table:style-name="ce17"/>
          <table:table-cell table:style-name="ce19" office:value-type="string" table:number-columns-spanned="12" table:number-rows-spanned="3">
            <text:p>CutIntroduction.applyExp</text:p>
          </table:table-cell>
          <table:covered-table-cell table:style-name="ce20"/>
          <table:covered-table-cell table:number-columns-repeated="10" table:style-name="ce6"/>
          <table:table-cell table:style-name="ce3" table:number-columns-repeated="1003"/>
        </table:table-row>
        <table:table-row table:style-name="ro1">
          <table:table-cell table:style-name="ce3"/>
          <table:covered-table-cell table:style-name="ce6"/>
          <table:table-cell table:style-name="ce10" office:value-type="string">
            <text:p>Proof Sequences</text:p>
          </table:table-cell>
          <table:table-cell table:style-name="ce13" office:value-type="string">
            <text:p>compressLKProof</text:p>
          </table:table-cell>
          <table:table-cell table:style-name="ce17" office:value-type="string">
            <text:p>compressLKProof/compressExpProof</text:p>
          </table:table-cell>
          <table:table-cell table:style-name="ce13" office:value-type="string" table:number-columns-spanned="3" table:number-rows-spanned="1">
            <text:p>compressLKProof</text:p>
          </table:table-cell>
          <table:covered-table-cell table:number-columns-repeated="2" table:style-name="ce17"/>
          <table:covered-table-cell table:style-name="ce19"/>
          <table:covered-table-cell table:number-columns-repeated="11" table:style-name="ce6"/>
          <table:table-cell table:style-name="ce3" table:number-columns-repeated="1003"/>
        </table:table-row>
        <table:table-row table:style-name="ro1">
          <table:table-cell table:style-name="ce3"/>
          <table:covered-table-cell table:style-name="ce6"/>
          <table:table-cell table:style-name="ce10" office:value-type="string">
            <text:p>veriT</text:p>
          </table:table-cell>
          <table:table-cell table:style-name="ce6" office:value-type="string">
            <text:p>compressVeriTProof</text:p>
          </table:table-cell>
          <table:table-cell table:style-name="ce6" office:value-type="string">
            <text:p>compressVeriTProof/compressExpProof</text:p>
          </table:table-cell>
          <table:table-cell table:style-name="ce19" office:value-type="string" table:number-columns-spanned="3" table:number-rows-spanned="1">
            <text:p>compressVeriTProof</text:p>
          </table:table-cell>
          <table:covered-table-cell table:number-columns-repeated="2" table:style-name="ce6"/>
          <table:covered-table-cell table:style-name="ce19"/>
          <table:covered-table-cell table:number-columns-repeated="11" table:style-name="ce6"/>
          <table:table-cell table:style-name="ce3" table:number-columns-repeated="1003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1723_summary" table:style-name="ta1">
        <office:forms form:automatic-focus="false" form:apply-design-mode="false"/>
        <table:shapes>
          <draw:frame draw:z-index="0" draw:style-name="gr1" svg:width="17.121cm" svg:height="10.491cm" svg:x="0.778cm" svg:y="9.571cm">
            <draw:object draw:notify-on-update-of-ranges="r1723_summary.B5:r1723_summary.B5 r1723_summary.B6:r1723_summary.B8 r1723_summary.C5:r1723_summary.C5 r1723_summary.C6:r1723_summary.C8 r1723_summary.D5:r1723_summary.D5 r1723_summary.D6:r1723_summary.D8 r1723_summary.E5:r1723_summary.E5 r1723_summary.E6:r1723_summary.E8 r1723_summary.F5:r1723_summary.F5 r1723_summary.F6:r1723_summary.F8 r1723_summary.G5:r1723_summary.G5 r1723_summary.G6:r1723_summary.G8 r1723_summary.H5:r1723_summary.H5 r1723_summary.H6:r1723_summary.H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8.574cm" svg:height="10.144cm" svg:x="18.339cm" svg:y="9.573cm">
            <draw:object draw:notify-on-update-of-ranges="r1723_summary.B12:r1723_summary.B12 r1723_summary.B13:r1723_summary.B15 r1723_summary.C12:r1723_summary.C12 r1723_summary.C13:r1723_summary.C15 r1723_summary.D12:r1723_summary.D12 r1723_summary.D13:r1723_summary.D15 r1723_summary.E12:r1723_summary.E12 r1723_summary.E13:r1723_summary.E15 r1723_summary.F12:r1723_summary.F12 r1723_summary.F13:r1723_summary.F15 r1723_summary.G12:r1723_summary.G12 r1723_summary.G13:r1723_summary.G15 r1723_summary.H12:r1723_summary.H12 r1723_summary.H13:r1723_summary.H15 r1723_summary.I12:r1723_summary.I12 r1723_summary.I13:r1723_summary.I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9" table:default-cell-style-name="ce20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3" office:value-type="string" table:number-columns-spanned="6" table:number-rows-spanned="1">
            <text:p>Return Status</text:p>
          </table:table-cell>
          <table:covered-table-cell table:number-columns-repeated="5" table:style-name="ce20"/>
          <table:table-cell table:style-name="ce20"/>
          <table:table-cell table:number-columns-repeated="4"/>
        </table:table-row>
        <table:table-row table:style-name="ro1">
          <table:table-cell/>
          <table:table-cell/>
          <table:table-cell table:style-name="ce20" office:value-type="string">
            <text:p>ok</text:p>
          </table:table-cell>
          <table:table-cell table:style-name="ce20" office:value-type="string">
            <text:p>parsing_timeout</text:p>
          </table:table-cell>
          <table:table-cell table:style-name="ce20" office:value-type="string">
            <text:p>parsing_other_exception</text:p>
          </table:table-cell>
          <table:table-cell table:style-name="ce20" office:value-type="string">
            <text:p>cutintro_uncompressible</text:p>
          </table:table-cell>
          <table:table-cell table:style-name="ce20" office:value-type="string">
            <text:p>cutintro_ehs_unprovable</text:p>
          </table:table-cell>
          <table:table-cell table:style-name="ce20" office:value-type="string">
            <text:p>cutintro_timeout</text:p>
          </table:table-cell>
          <table:table-cell table:style-name="ce28" office:value-type="string">
            <text:p>total</text:p>
          </table:table-cell>
          <table:table-cell office:value-type="string">
            <text:p>check to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STP</text:p>
          </table:table-cell>
          <table:table-cell table:style-name="ce20" table:formula="of:=COUNTIF([r1723_TSTP.$B$5:.$B$2823];[.C$5])" office:value-type="float" office:value="161">
            <text:p>161</text:p>
          </table:table-cell>
          <table:table-cell table:style-name="ce20" table:formula="of:=COUNTIF([r1723_TSTP.$B$5:.$B$2823];[.D$5])" office:value-type="float" office:value="2">
            <text:p>2</text:p>
          </table:table-cell>
          <table:table-cell table:style-name="ce20" table:formula="of:=COUNTIF([r1723_TSTP.$B$5:.$B$2823];[.E$5])" office:value-type="float" office:value="0">
            <text:p>0</text:p>
          </table:table-cell>
          <table:table-cell table:style-name="ce20" table:formula="of:=COUNTIF([r1723_TSTP.$B$5:.$B$2823];[.F$5])" office:value-type="float" office:value="1615">
            <text:p>1615</text:p>
          </table:table-cell>
          <table:table-cell table:style-name="ce20" table:formula="of:=COUNTIF([r1723_TSTP.$B$5:.$B$2823];[.G$5])" office:value-type="float" office:value="353">
            <text:p>353</text:p>
          </table:table-cell>
          <table:table-cell table:style-name="ce20" table:formula="of:=COUNTIF([r1723_TSTP.$B$5:.$B$2823];[.H$5])" office:value-type="float" office:value="688">
            <text:p>688</text:p>
          </table:table-cell>
          <table:table-cell table:style-name="ce28" office:value-type="float" office:value="2819">
            <text:p>2819</text:p>
          </table:table-cell>
          <table:table-cell table:style-name="ce29" table:formula="of:=IF(SUM([.C6:.H6])=[.I6];&quot;ok&quot;;&quot;FAIL&quot;)" office:value-type="string" office:string-value="ok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ofSeq</text:p>
          </table:table-cell>
          <table:table-cell table:style-name="ce20" table:formula="of:=COUNTIF([r1723_ProofSeq.$B$5:.$B$2823];[.C$5])" office:value-type="float" office:value="53">
            <text:p>53</text:p>
          </table:table-cell>
          <table:table-cell table:style-name="ce20" table:formula="of:=COUNTIF([r1723_ProofSeq.$B$5:.$B$2823];[.D$5])" office:value-type="float" office:value="0">
            <text:p>0</text:p>
          </table:table-cell>
          <table:table-cell table:style-name="ce20" table:formula="of:=COUNTIF([r1723_ProofSeq.$B$5:.$B$2823];[.E$5])" office:value-type="float" office:value="0">
            <text:p>0</text:p>
          </table:table-cell>
          <table:table-cell table:style-name="ce20" table:formula="of:=COUNTIF([r1723_ProofSeq.$B$5:.$B$2823];[.F$5])" office:value-type="float" office:value="12">
            <text:p>12</text:p>
          </table:table-cell>
          <table:table-cell table:style-name="ce20" table:formula="of:=COUNTIF([r1723_ProofSeq.$B$5:.$B$2823];[.G$5])" office:value-type="float" office:value="0">
            <text:p>0</text:p>
          </table:table-cell>
          <table:table-cell table:style-name="ce20" table:formula="of:=COUNTIF([r1723_ProofSeq.$B$5:.$B$2823];[.H$5])" office:value-type="float" office:value="2">
            <text:p>2</text:p>
          </table:table-cell>
          <table:table-cell table:style-name="ce28" office:value-type="float" office:value="67">
            <text:p>67</text:p>
          </table:table-cell>
          <table:table-cell table:style-name="ce29" table:formula="of:=IF(SUM([.C7:.H7])=[.I7];&quot;ok&quot;;&quot;FAIL&quot;)" office:value-type="string" office:string-value="ok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T</text:p>
          </table:table-cell>
          <table:table-cell table:style-name="ce20" table:formula="of:=COUNTIF([r1723_veriT.$B$5:.$B$2823];[.C$5])" office:value-type="float" office:value="2">
            <text:p>2</text:p>
          </table:table-cell>
          <table:table-cell table:style-name="ce20" table:formula="of:=COUNTIF([r1723_veriT.$B$5:.$B$2823];[.D$5])" office:value-type="float" office:value="1">
            <text:p>1</text:p>
          </table:table-cell>
          <table:table-cell table:style-name="ce20" table:formula="of:=COUNTIF([r1723_veriT.$B$5:.$B$2823];[.E$5])" office:value-type="float" office:value="36">
            <text:p>36</text:p>
          </table:table-cell>
          <table:table-cell table:style-name="ce20" table:formula="of:=COUNTIF([r1723_veriT.$B$5:.$B$2823];[.F$5])" office:value-type="float" office:value="2">
            <text:p>2</text:p>
          </table:table-cell>
          <table:table-cell table:style-name="ce20" table:formula="of:=COUNTIF([r1723_veriT.$B$5:.$B$2823];[.G$5])" office:value-type="float" office:value="0">
            <text:p>0</text:p>
          </table:table-cell>
          <table:table-cell table:style-name="ce20" table:formula="of:=COUNTIF([r1723_veriT.$B$5:.$B$2823];[.H$5])" office:value-type="float" office:value="101">
            <text:p>101</text:p>
          </table:table-cell>
          <table:table-cell table:style-name="ce28" office:value-type="float" office:value="142">
            <text:p>142</text:p>
          </table:table-cell>
          <table:table-cell table:style-name="ce29" table:formula="of:=IF(SUM([.C8:.H8])=[.I8];&quot;ok&quot;;&quot;FAIL&quot;)" office:value-type="string" office:string-value="ok">
            <text:p>o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>
            <text:p>of those which have status ok: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ce23" office:value-type="string" table:number-columns-spanned="7" table:number-rows-spanned="1">
            <text:p>Time</text:p>
          </table:table-cell>
          <table:covered-table-cell table:number-columns-repeated="6" table:style-name="ce24"/>
          <table:table-cell table:style-name="ce24"/>
          <table:table-cell table:style-name="ce30" table:number-columns-repeated="3"/>
        </table:table-row>
        <table:table-row table:style-name="ro1">
          <table:table-cell/>
          <table:table-cell table:style-name="ce24"/>
          <table:table-cell table:style-name="ce24" office:value-type="string">
            <text:p>ptime</text:p>
          </table:table-cell>
          <table:table-cell table:style-name="ce24" office:value-type="string">
            <text:p>tstime</text:p>
          </table:table-cell>
          <table:table-cell table:style-name="ce24" office:value-type="string">
            <text:p>dtgtime</text:p>
          </table:table-cell>
          <table:table-cell table:style-name="ce24" office:value-type="string">
            <text:p>dtrtime</text:p>
          </table:table-cell>
          <table:table-cell table:style-name="ce24" office:value-type="string">
            <text:p>sctime</text:p>
          </table:table-cell>
          <table:table-cell table:style-name="ce24" office:value-type="string">
            <text:p>pbctime</text:p>
          </table:table-cell>
          <table:table-cell table:style-name="ce24" office:value-type="string">
            <text:p>csrctime</text:p>
          </table:table-cell>
          <table:table-cell table:style-name="ce31" table:number-columns-repeated="2"/>
          <table:table-cell table:style-name="ce30"/>
        </table:table-row>
        <table:table-row table:style-name="ro1">
          <table:table-cell/>
          <table:table-cell table:style-name="ce24" office:value-type="string">
            <text:p>TSTP (sum)</text:p>
          </table:table-cell>
          <table:table-cell table:style-name="ce24" table:formula="of:=SUMIF([r1723_TSTP.$B$5:.$B$2823];&quot;ok&quot;;[r1723_TSTP.$C$5:.$C$2823])" office:value-type="float" office:value="69338">
            <text:p>69338</text:p>
          </table:table-cell>
          <table:table-cell table:style-name="ce24" table:formula="of:=SUMIF([r1723_TSTP.$B$5:.$B$2823];&quot;ok&quot;;[r1723_TSTP.$G$5:.$G$2823])" office:value-type="float" office:value="170">
            <text:p>170</text:p>
          </table:table-cell>
          <table:table-cell table:style-name="ce24" table:formula="of:=SUMIF([r1723_TSTP.$B$5:.$B$2823];&quot;ok&quot;;[r1723_TSTP.$I$5:.$I$2823])" office:value-type="float" office:value="234">
            <text:p>234</text:p>
          </table:table-cell>
          <table:table-cell table:style-name="ce24" table:formula="of:=SUMIF([r1723_TSTP.$B$5:.$B$2823];&quot;ok&quot;;[r1723_TSTP.$J$5:.$J$2823])" office:value-type="float" office:value="122">
            <text:p>122</text:p>
          </table:table-cell>
          <table:table-cell table:style-name="ce24" table:formula="of:=SUMIF([r1723_TSTP.$B$5:.$B$2823];&quot;ok&quot;;[r1723_TSTP.$M$5:.$M$2823])" office:value-type="float" office:value="81609">
            <text:p>81609</text:p>
          </table:table-cell>
          <table:table-cell table:style-name="ce24" table:formula="of:=SUMIF([r1723_TSTP.$B$5:.$B$2823];&quot;ok&quot;;[r1723_TSTP.$N$5:.$N$2823])" office:value-type="float" office:value="970157">
            <text:p>970157</text:p>
          </table:table-cell>
          <table:table-cell table:style-name="ce24" table:formula="of:=SUMIF([r1723_TSTP.$B$5:.$B$2823];&quot;ok&quot;;[r1723_TSTP.$O$5:.$O$2823])" office:value-type="float" office:value="9492">
            <text:p>9492</text:p>
          </table:table-cell>
          <table:table-cell table:style-name="ce30" table:number-columns-repeated="3"/>
        </table:table-row>
        <table:table-row table:style-name="ro1">
          <table:table-cell/>
          <table:table-cell office:value-type="string">
            <text:p>ProofSeq (sum)</text:p>
          </table:table-cell>
          <table:table-cell table:style-name="ce25" office:value-type="string">
            <text:p>n/a</text:p>
          </table:table-cell>
          <table:table-cell table:style-name="ce24" table:formula="of:=SUMIF([r1723_ProofSeq.$B$5:.$B$2823];&quot;ok&quot;;[r1723_ProofSeq.$G$5:.$G$2823])" office:value-type="float" office:value="22">
            <text:p>22</text:p>
          </table:table-cell>
          <table:table-cell table:style-name="ce24" table:formula="of:=SUMIF([r1723_ProofSeq.$B$5:.$B$2823];&quot;ok&quot;;[r1723_ProofSeq.$I$5:.$I$2823])" office:value-type="float" office:value="1418">
            <text:p>1418</text:p>
          </table:table-cell>
          <table:table-cell table:style-name="ce24" table:formula="of:=SUMIF([r1723_ProofSeq.$B$5:.$B$2823];&quot;ok&quot;;[r1723_ProofSeq.$J$5:.$J$2823])" office:value-type="float" office:value="154741">
            <text:p>154741</text:p>
          </table:table-cell>
          <table:table-cell table:style-name="ce24" table:formula="of:=SUMIF([r1723_ProofSeq.$B$5:.$B$2823];&quot;ok&quot;;[r1723_ProofSeq.$M$5:.$M$2823])" office:value-type="float" office:value="61433">
            <text:p>61433</text:p>
          </table:table-cell>
          <table:table-cell table:style-name="ce24" table:formula="of:=SUMIF([r1723_ProofSeq.$B$5:.$B$2823];&quot;ok&quot;;[r1723_ProofSeq.$N$5:.$N$2823])" office:value-type="float" office:value="158293">
            <text:p>158293</text:p>
          </table:table-cell>
          <table:table-cell table:style-name="ce24" table:formula="of:=SUMIF([r1723_ProofSeq.$B$5:.$B$2823];&quot;ok&quot;;[r1723_ProofSeq.$O$5:.$O$2823])" office:value-type="float" office:value="4477">
            <text:p>447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iT (sum)</text:p>
          </table:table-cell>
          <table:table-cell table:style-name="ce24" table:formula="of:=SUMIF([r1723_veriT.$B$5:.$B$2823];&quot;ok&quot;;[r1723_veriT.$C$5:.$C$2823])" office:value-type="float" office:value="29">
            <text:p>29</text:p>
          </table:table-cell>
          <table:table-cell table:style-name="ce24" table:formula="of:=SUMIF([r1723_veriT.$B$5:.$B$2823];&quot;ok&quot;;[r1723_veriT.$G$5:.$G$2823])" office:value-type="float" office:value="1">
            <text:p>1</text:p>
          </table:table-cell>
          <table:table-cell table:style-name="ce24" table:formula="of:=SUMIF([r1723_veriT.$B$5:.$B$2823];&quot;ok&quot;;[r1723_veriT.$I$5:.$I$2823])" office:value-type="float" office:value="0">
            <text:p>0</text:p>
          </table:table-cell>
          <table:table-cell table:style-name="ce24" table:formula="of:=SUMIF([r1723_veriT.$B$5:.$B$2823];&quot;ok&quot;;[r1723_veriT.$J$5:.$J$2823])" office:value-type="float" office:value="2">
            <text:p>2</text:p>
          </table:table-cell>
          <table:table-cell table:style-name="ce24" table:formula="of:=SUMIF([r1723_veriT.$B$5:.$B$2823];&quot;ok&quot;;[r1723_veriT.$M$5:.$M$2823])" office:value-type="float" office:value="945">
            <text:p>945</text:p>
          </table:table-cell>
          <table:table-cell table:style-name="ce24" table:formula="of:=SUMIF([r1723_veriT.$B$5:.$B$2823];&quot;ok&quot;;[r1723_veriT.$N$5:.$N$2823])" office:value-type="float" office:value="24846">
            <text:p>24846</text:p>
          </table:table-cell>
          <table:table-cell table:style-name="ce24" table:formula="of:=SUMIF([r1723_veriT.$B$5:.$B$2823];&quot;ok&quot;;[r1723_veriT.$O$5:.$O$2823])" office:value-type="float" office:value="56">
            <text:p>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3" office:value-type="string" table:number-columns-spanned="9" table:number-rows-spanned="1">
            <text:p>Size</text:p>
          </table:table-cell>
          <table:covered-table-cell table:number-columns-repeated="8" table:style-name="ce24"/>
          <table:table-cell table:style-name="ce30"/>
          <table:table-cell/>
        </table:table-row>
        <table:table-row table:style-name="ro1">
          <table:table-cell/>
          <table:table-cell table:style-name="ce24"/>
          <table:table-cell table:style-name="ce24" office:value-type="string">
            <text:p>#infcf</text:p>
          </table:table-cell>
          <table:table-cell table:style-name="ce24" office:value-type="string">
            <text:p>#qinfcf</text:p>
          </table:table-cell>
          <table:table-cell table:style-name="ce24" office:value-type="string">
            <text:p>#qnodes</text:p>
          </table:table-cell>
          <table:table-cell table:style-name="ce24" office:value-type="string">
            <text:p>tssize</text:p>
          </table:table-cell>
          <table:table-cell table:style-name="ce24" office:value-type="string">
            <text:p>mgsize</text:p>
          </table:table-cell>
          <table:table-cell table:style-name="ce24" office:value-type="string">
            <text:p>#mg</text:p>
          </table:table-cell>
          <table:table-cell table:style-name="ce24" office:value-type="string">
            <text:p>#infc</text:p>
          </table:table-cell>
          <table:table-cell table:style-name="ce24" office:value-type="string">
            <text:p>#qinfc</text:p>
          </table:table-cell>
          <table:table-cell table:style-name="ce30"/>
          <table:table-cell/>
        </table:table-row>
        <table:table-row table:style-name="ro1">
          <table:table-cell/>
          <table:table-cell table:style-name="ce24" office:value-type="string">
            <text:p>TSTP (average)</text:p>
          </table:table-cell>
          <table:table-cell table:style-name="ce26" table:formula="of:=SUMIF([r1723_TSTP.$B$5:.$B$2823];&quot;ok&quot;;[r1723_TSTP.$D$5:.$D$2823])/[.$C$6]" office:value-type="float" office:value="152.39751552795">
            <text:p>152,4</text:p>
          </table:table-cell>
          <table:table-cell table:style-name="ce26" table:formula="of:=SUMIF([r1723_TSTP.$B$5:.$B$2823];&quot;ok&quot;;[r1723_TSTP.$E$5:.$E$2823])/[.$C$6]" office:value-type="float" office:value="45.1366459627329">
            <text:p>45,1</text:p>
          </table:table-cell>
          <table:table-cell table:style-name="ce26" table:formula="of:=SUMIF([r1723_TSTP.$B$5:.$B$2823];&quot;ok&quot;;[r1723_TSTP.$F$5:.$F$2823])/[.$C$6]" office:value-type="float" office:value="26.2981366459627">
            <text:p>26,3</text:p>
          </table:table-cell>
          <table:table-cell table:style-name="ce26" table:formula="of:=SUMIF([r1723_TSTP.$B$5:.$B$2823];&quot;ok&quot;;[r1723_TSTP.$H$5:.$H$2823])/[.$C$6]" office:value-type="float" office:value="10.9627329192547">
            <text:p>11,0</text:p>
          </table:table-cell>
          <table:table-cell table:style-name="ce26" table:formula="of:=SUMIF([r1723_TSTP.$B$5:.$B$2823];&quot;ok&quot;;[r1723_TSTP.$K$5:.$K$2823])/[.$C$6]" office:value-type="float" office:value="10.3416149068323">
            <text:p>10,3</text:p>
          </table:table-cell>
          <table:table-cell table:style-name="ce26" table:formula="of:=SUMIF([r1723_TSTP.$B$5:.$B$2823];&quot;ok&quot;;[r1723_TSTP.$L$5:.$L$2823])/[.$C$6]" office:value-type="float" office:value="1.11801242236025">
            <text:p>1,1</text:p>
          </table:table-cell>
          <table:table-cell table:style-name="ce26" table:formula="of:=SUMIF([r1723_TSTP.$B$5:.$B$2823];&quot;ok&quot;;[r1723_TSTP.$P$5:.$P$2823])/[.$C$6]" office:value-type="float" office:value="119.919254658385">
            <text:p>119,9</text:p>
          </table:table-cell>
          <table:table-cell table:style-name="ce26" table:formula="of:=SUMIF([r1723_TSTP.$B$5:.$B$2823];&quot;ok&quot;;[r1723_TSTP.$Q$5:.$Q$2823])/[.$C$6]" office:value-type="float" office:value="22.3105590062112">
            <text:p>22,3</text:p>
          </table:table-cell>
          <table:table-cell table:style-name="ce30"/>
          <table:table-cell/>
        </table:table-row>
        <table:table-row table:style-name="ro1">
          <table:table-cell/>
          <table:table-cell office:value-type="string">
            <text:p>ProofSeq (average)</text:p>
          </table:table-cell>
          <table:table-cell table:style-name="ce26" table:formula="of:=SUMIF([r1723_ProofSeq.$B$5:.$B$2823];&quot;ok&quot;;[r1723_ProofSeq.$D$5:.$D$2823])/[.$C$7]" office:value-type="float" office:value="50.6981132075472">
            <text:p>50,7</text:p>
          </table:table-cell>
          <table:table-cell table:style-name="ce26" table:formula="of:=SUMIF([r1723_ProofSeq.$B$5:.$B$2823];&quot;ok&quot;;[r1723_ProofSeq.$E$5:.$E$2823])/[.$C$7]" office:value-type="float" office:value="23.6981132075472">
            <text:p>23,7</text:p>
          </table:table-cell>
          <table:table-cell table:style-name="ce26" table:formula="of:=SUMIF([r1723_ProofSeq.$B$5:.$B$2823];&quot;ok&quot;;[r1723_ProofSeq.$F$5:.$F$2823])/[.$C$7]" office:value-type="float" office:value="23.6792452830189">
            <text:p>23,7</text:p>
          </table:table-cell>
          <table:table-cell table:style-name="ce26" table:formula="of:=SUMIF([r1723_ProofSeq.$B$5:.$B$2823];&quot;ok&quot;;[r1723_ProofSeq.$H$5:.$H$2823])/[.$C$7]" office:value-type="float" office:value="12.8490566037736">
            <text:p>12,8</text:p>
          </table:table-cell>
          <table:table-cell table:style-name="ce26" table:formula="of:=SUMIF([r1723_ProofSeq.$B$5:.$B$2823];&quot;ok&quot;;[r1723_ProofSeq.$K$5:.$K$2823])/[.$C$7]" office:value-type="float" office:value="8.35849056603774">
            <text:p>8,4</text:p>
          </table:table-cell>
          <table:table-cell table:style-name="ce26" table:formula="of:=SUMIF([r1723_ProofSeq.$B$5:.$B$2823];&quot;ok&quot;;[r1723_ProofSeq.$L$5:.$L$2823])/[.$C$7]" office:value-type="float" office:value="5.15094339622642">
            <text:p>5,2</text:p>
          </table:table-cell>
          <table:table-cell table:style-name="ce26" table:formula="of:=SUMIF([r1723_ProofSeq.$B$5:.$B$2823];&quot;ok&quot;;[r1723_ProofSeq.$P$5:.$P$2823])/[.$C$7]" office:value-type="float" office:value="42.7547169811321">
            <text:p>42,8</text:p>
          </table:table-cell>
          <table:table-cell table:style-name="ce26" table:formula="of:=SUMIF([r1723_ProofSeq.$B$5:.$B$2823];&quot;ok&quot;;[r1723_ProofSeq.$Q$5:.$Q$2823])/[.$C$7]" office:value-type="float" office:value="13.6981132075472">
            <text:p>13,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T (average)</text:p>
          </table:table-cell>
          <table:table-cell table:style-name="ce25" office:value-type="string">
            <text:p>n/a</text:p>
          </table:table-cell>
          <table:table-cell table:style-name="ce27" office:value-type="string">
            <text:p>n/a</text:p>
          </table:table-cell>
          <table:table-cell table:style-name="ce26" table:formula="of:=SUMIF([r1723_veriT.$B$5:.$B$2823];&quot;ok&quot;;[r1723_veriT.$F$5:.$F$2823])/[.$C$8]" office:value-type="float" office:value="24">
            <text:p>24,0</text:p>
          </table:table-cell>
          <table:table-cell table:style-name="ce26" table:formula="of:=SUMIF([r1723_veriT.$B$5:.$B$2823];&quot;ok&quot;;[r1723_veriT.$H$5:.$H$2823])/[.$C$8]" office:value-type="float" office:value="10">
            <text:p>10,0</text:p>
          </table:table-cell>
          <table:table-cell table:style-name="ce26" table:formula="of:=SUMIF([r1723_veriT.$B$5:.$B$2823];&quot;ok&quot;;[r1723_veriT.$K$5:.$K$2823])/[.$C$8]" office:value-type="float" office:value="8.5">
            <text:p>8,5</text:p>
          </table:table-cell>
          <table:table-cell table:style-name="ce26" table:formula="of:=SUMIF([r1723_veriT.$B$5:.$B$2823];&quot;ok&quot;;[r1723_veriT.$L$5:.$L$2823])/[.$C$8]" office:value-type="float" office:value="1">
            <text:p>1,0</text:p>
          </table:table-cell>
          <table:table-cell table:style-name="ce26" table:formula="of:=SUMIF([r1723_veriT.$B$5:.$B$2823];&quot;ok&quot;;[r1723_veriT.$P$5:.$P$2823])/[.$C$8]" office:value-type="float" office:value="148.5">
            <text:p>148,5</text:p>
          </table:table-cell>
          <table:table-cell table:style-name="ce26" table:formula="of:=SUMIF([r1723_veriT.$B$5:.$B$2823];&quot;ok&quot;;[r1723_veriT.$Q$5:.$Q$2823])/[.$C$8]" office:value-type="float" office:value="18.5">
            <text:p>18,5</text:p>
          </table:table-cell>
          <table:table-cell table:number-columns-repeated="2"/>
        </table:table-row>
      </table:table>
      <table:table table:name="r1723_TSTP" table:style-name="ta1">
        <table:table-column table:style-name="co25" table:default-cell-style-name="Default"/>
        <table:table-column table:style-name="co26" table:default-cell-style-name="ce36"/>
        <table:table-column table:style-name="co11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32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6">
          <table:table-cell table:style-name="ce11" office:value-type="string" table:number-columns-spanned="1" table:number-rows-spanned="3">
            <text:p>name of proof</text:p>
          </table:table-cell>
          <table:table-cell table:style-name="ce33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6">
          <table:covered-table-cell table:style-name="ce11"/>
          <table:covered-table-cell table:style-name="ce34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6">
          <table:covered-table-cell table:style-name="ce11"/>
          <table:covered-table-cell table:style-name="ce35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prover9-TSTP/GRP/GRP72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3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5">
            <text:p>365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T/SET02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0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59">
            <text:p>159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HEN/HEN012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5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9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20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2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4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02">
            <text:p>202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GEO/GEO0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0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4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4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3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88">
            <text:p>388</text:p>
          </table:table-cell>
          <table:table-cell office:value-type="float" office:value="860">
            <text:p>860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609">
            <text:p>16609</text:p>
          </table:table-cell>
          <table:table-cell office:value-type="float" office:value="99">
            <text:p>99</text:p>
          </table:table-cell>
          <table:table-cell office:value-type="float" office:value="1015">
            <text:p>10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SET/SET24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3">
            <text:p>243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963">
            <text:p>963</text:p>
          </table:table-cell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SWW/SWW477+7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5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94">
            <text:p>394</text:p>
          </table:table-cell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853">
            <text:p>853</text:p>
          </table:table-cell>
          <table:table-cell office:value-type="float" office:value="34">
            <text:p>34</text:p>
          </table:table-cell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LCL/LCL18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1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58-1.00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-6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79">
            <text:p>179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635">
            <text:p>2635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COL/COL003-1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0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9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COL/COL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9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RP/GRP181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2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69">
            <text:p>169</text:p>
          </table:table-cell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889">
            <text:p>2889</text:p>
          </table:table-cell>
          <table:table-cell office:value-type="float" office:value="37">
            <text:p>37</text:p>
          </table:table-cell>
          <table:table-cell office:value-type="float" office:value="254">
            <text:p>25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BOO/BOO01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3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1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7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60">
            <text:p>560</text:p>
          </table:table-cell>
          <table:table-cell office:value-type="float" office:value="352">
            <text:p>352</text:p>
          </table:table-cell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238">
            <text:p>3238</text:p>
          </table:table-cell>
          <table:table-cell office:value-type="float" office:value="34">
            <text:p>34</text:p>
          </table:table-cell>
          <table:table-cell office:value-type="float" office:value="139">
            <text:p>13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CSR/CSR00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4-2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5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2">
            <text:p>242</text:p>
          </table:table-cell>
          <table:table-cell office:value-type="float" office:value="93">
            <text:p>93</text:p>
          </table:table-cell>
          <table:table-cell table:number-columns-repeated="2"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611">
            <text:p>611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CL/LCL1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3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685">
            <text:p>5685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7228">
            <text:p>27228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ANA/ANA02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10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5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9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6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4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1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2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NUM/NUM283-1.00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23">
            <text:p>223</text:p>
          </table:table-cell>
          <table:table-cell office:value-type="float" office:value="147">
            <text:p>147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86">
            <text:p>68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SET/SET08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4">
            <text:p>164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SYN/SYN66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8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31">
            <text:p>431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3460">
            <text:p>3460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RP/GRP7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1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0">
            <text:p>170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WV/SWV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9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5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SYN/SYN2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2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COL/COL042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7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347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4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4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6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1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4">
            <text:p>264</text:p>
          </table:table-cell>
          <table:table-cell office:value-type="float" office:value="214">
            <text:p>21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14834">
            <text:p>14834</text:p>
          </table:table-cell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COL/COL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0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8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4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6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5">
            <text:p>205</text:p>
          </table:table-cell>
          <table:table-cell office:value-type="float" office:value="79">
            <text:p>79</text:p>
          </table:table-cell>
          <table:table-cell table:number-columns-repeated="2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0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7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9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5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8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2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98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298">
            <text:p>2298</text:p>
          </table:table-cell>
          <table:table-cell office:value-type="float" office:value="132">
            <text:p>132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../testing/prover9-TSTP/KLE/KLE022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8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8">
            <text:p>208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355">
            <text:p>355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SET/SET68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52-1.002.00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5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8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0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9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4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72+1.00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323">
            <text:p>1323</text:p>
          </table:table-cell>
          <table:table-cell office:value-type="float" office:value="516">
            <text:p>516</text:p>
          </table:table-cell>
          <table:table-cell office:value-type="float" office:value="106">
            <text:p>10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26110">
            <text:p>26110</text:p>
          </table:table-cell>
          <table:table-cell office:value-type="float" office:value="91">
            <text:p>91</text:p>
          </table:table-cell>
          <table:table-cell office:value-type="float" office:value="375">
            <text:p>37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SYN/SYN2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12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3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0">
            <text:p>160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GRP/GRP03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077">
            <text:p>1077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EO/GEO02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8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5">
            <text:p>245</text:p>
          </table:table-cell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42">
            <text:p>1142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SET/SET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73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1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02-1.007.008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8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07">
            <text:p>307</text:p>
          </table:table-cell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583">
            <text:p>583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CL/LCL674+1.01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8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1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5-1.00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92">
            <text:p>292</text:p>
          </table:table-cell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757">
            <text:p>16757</text:p>
          </table:table-cell>
          <table:table-cell office:value-type="float" office:value="30076">
            <text:p>30076</text:p>
          </table:table-cell>
          <table:table-cell office:value-type="float" office:value="2380">
            <text:p>2380</text:p>
          </table:table-cell>
          <table:table-cell office:value-type="float" office:value="757">
            <text:p>75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SWV/SWV29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1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9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58">
            <text:p>358</text:p>
          </table:table-cell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367">
            <text:p>1367</text:p>
          </table:table-cell>
          <table:table-cell office:value-type="float" office:value="81">
            <text:p>8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1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5">
            <text:p>165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15">
            <text:p>81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ALG/ALG07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20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7">
            <text:p>367</text:p>
          </table:table-cell>
          <table:table-cell office:value-type="float" office:value="137">
            <text:p>13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9249">
            <text:p>19249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WV/SWV24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80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245">
            <text:p>1245</text:p>
          </table:table-cell>
          <table:table-cell office:value-type="float" office:value="292">
            <text:p>292</text:p>
          </table:table-cell>
          <table:table-cell office:value-type="float" office:value="183">
            <text:p>183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1">
            <text:p>281</text:p>
          </table:table-cell>
          <table:table-cell office:value-type="float" office:value="143">
            <text:p>143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GEO/GEO2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32">
            <text:p>23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SET/SET92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3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8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33">
            <text:p>233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17">
            <text:p>1717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ROB/ROB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1-1/Prover9---1109a.UNS-Ref.s.out</text:p>
          </table:table-cell>
          <table:table-cell table:style-name="Default"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7-5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570">
            <text:p>1570</text:p>
          </table:table-cell>
          <table:table-cell office:value-type="float" office:value="4629">
            <text:p>4629</text:p>
          </table:table-cell>
          <table:table-cell office:value-type="float" office:value="1143">
            <text:p>11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19967">
            <text:p>19967</text:p>
          </table:table-cell>
          <table:table-cell office:value-type="float" office:value="166">
            <text:p>166</text:p>
          </table:table-cell>
          <table:table-cell office:value-type="float" office:value="1166">
            <text:p>116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U/SEU291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795">
            <text:p>795</text:p>
          </table:table-cell>
          <table:table-cell office:value-type="float" office:value="69">
            <text:p>69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04">
            <text:p>2104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LCL/LCL2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7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5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89">
            <text:p>389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718">
            <text:p>718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LCL/LCL23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9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4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4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9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3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4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1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20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7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9">
            <text:p>369</text:p>
          </table:table-cell>
          <table:table-cell office:value-type="float" office:value="119">
            <text:p>119</text:p>
          </table:table-cell>
          <table:table-cell table:number-columns-repeated="2"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1740">
            <text:p>51740</text:p>
          </table:table-cell>
          <table:table-cell office:value-type="float" office:value="81">
            <text:p>81</text:p>
          </table:table-cell>
          <table:table-cell office:value-type="float" office:value="146">
            <text:p>14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WC/SWC0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6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6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8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66">
            <text:p>766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93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1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1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1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0-1/Prover9---1109a.UNS-Ref.s.out</text:p>
          </table:table-cell>
          <table:table-cell table:style-name="Default"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8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7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1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8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7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04+4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5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0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3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3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1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1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81">
            <text:p>281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ET/SET65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7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493">
            <text:p>1493</text:p>
          </table:table-cell>
          <table:table-cell office:value-type="float" office:value="696">
            <text:p>696</text:p>
          </table:table-cell>
          <table:table-cell office:value-type="float" office:value="213">
            <text:p>21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86">
            <text:p>1286</text:p>
          </table:table-cell>
          <table:table-cell office:value-type="float" office:value="9816">
            <text:p>9816</text:p>
          </table:table-cell>
          <table:table-cell office:value-type="float" office:value="48">
            <text:p>48</text:p>
          </table:table-cell>
          <table:table-cell office:value-type="float" office:value="210">
            <text:p>21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MGT/MGT0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69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MSC/MSC015-1.00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2.00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2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71">
            <text:p>771</text:p>
          </table:table-cell>
          <table:table-cell office:value-type="float" office:value="69">
            <text:p>69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SWV/SWV25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3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8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9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13">
            <text:p>313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30">
            <text:p>7130</text:p>
          </table:table-cell>
          <table:table-cell office:value-type="float" office:value="35">
            <text:p>35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ALG/ALG3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1">
            <text:p>261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31">
            <text:p>4431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WV/SWV74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1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1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84">
            <text:p>184</text:p>
          </table:table-cell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SYN/SYN66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6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9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5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6">
            <text:p>246</text:p>
          </table:table-cell>
          <table:table-cell office:value-type="float" office:value="57">
            <text:p>57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YN/SYN5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2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9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6">
            <text:p>186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49">
            <text:p>249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COL/COL0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15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05">
            <text:p>705</text:p>
          </table:table-cell>
          <table:table-cell office:value-type="float" office:value="331">
            <text:p>331</text:p>
          </table:table-cell>
          <table:table-cell office:value-type="float" office:value="134">
            <text:p>13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35">
            <text:p>335</text:p>
          </table:table-cell>
          <table:table-cell office:value-type="float" office:value="92">
            <text:p>92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MGT/MGT0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1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6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2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4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3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0+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5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64">
            <text:p>16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RNG/RNG008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PUZ/PUZ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8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2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6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5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3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7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10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2">
            <text:p>262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38">
            <text:p>1938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../testing/prover9-TSTP/GEO/GEO2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6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0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7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33">
            <text:p>333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8455">
            <text:p>18455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SET/SET059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9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3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2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3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1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7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8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8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0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8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27">
            <text:p>627</text:p>
          </table:table-cell>
          <table:table-cell office:value-type="float" office:value="1153">
            <text:p>1153</text:p>
          </table:table-cell>
          <table:table-cell office:value-type="float" office:value="24">
            <text:p>24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ANA/ANA03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9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1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2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5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9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22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19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9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1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0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1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6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34">
            <text:p>1034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../testing/prover9-TSTP/LAT/LAT02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988">
            <text:p>2988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FLD/FLD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7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2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4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5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3">
            <text:p>19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EU/SEU30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1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3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61">
            <text:p>161</text:p>
          </table:table-cell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../testing/prover9-TSTP/KLE/KLE01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7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2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6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6">
            <text:p>246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817">
            <text:p>3817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SYN/SYN084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9">
            <text:p>279</text:p>
          </table:table-cell>
          <table:table-cell office:value-type="float" office:value="600">
            <text:p>60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33">
            <text:p>2433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ALG/ALG01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4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0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8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2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5">
            <text:p>185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../testing/prover9-TSTP/GRP/GRP7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7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75">
            <text:p>375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968">
            <text:p>12968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69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52">
            <text:p>352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318">
            <text:p>5318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./testing/prover9-TSTP/GRP/GRP129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1+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0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34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44">
            <text:p>444</text:p>
          </table:table-cell>
          <table:table-cell office:value-type="float" office:value="312">
            <text:p>312</text:p>
          </table:table-cell>
          <table:table-cell office:value-type="float" office:value="110">
            <text:p>11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72">
            <text:p>1772</text:p>
          </table:table-cell>
          <table:table-cell office:value-type="float" office:value="28">
            <text:p>28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SET/SET138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613">
            <text:p>613</text:p>
          </table:table-cell>
          <table:table-cell office:value-type="float" office:value="212">
            <text:p>212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  <table:table-cell office:value-type="float" office:value="28705">
            <text:p>28705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LCL/LCL19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21">
            <text:p>321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108">
            <text:p>7108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04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41">
            <text:p>44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13493">
            <text:p>13493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YN/SYN3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34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7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1">
            <text:p>271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19">
            <text:p>3819</text:p>
          </table:table-cell>
          <table:table-cell office:value-type="float" office:value="25">
            <text:p>25</text:p>
          </table:table-cell>
          <table:table-cell office:value-type="float" office:value="117">
            <text:p>1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KRS/KRS117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1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5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4">
            <text:p>254</text:p>
          </table:table-cell>
          <table:table-cell office:value-type="float" office:value="87">
            <text:p>87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8378">
            <text:p>8378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SET/SET01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559">
            <text:p>559</text:p>
          </table:table-cell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094">
            <text:p>6094</text:p>
          </table:table-cell>
          <table:table-cell office:value-type="float" office:value="29">
            <text:p>29</text:p>
          </table:table-cell>
          <table:table-cell office:value-type="float" office:value="374">
            <text:p>37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RNG/RNG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6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665">
            <text:p>665</text:p>
          </table:table-cell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COL/COL003-10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1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9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5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7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1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47">
            <text:p>147</text:p>
          </table:table-cell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RP/GRP48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0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2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9">
            <text:p>269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356">
            <text:p>2356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WV/SWV22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A/GRA00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6">
            <text:p>266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T/SET61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3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0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67-1.01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55+6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8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3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3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4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4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O/SYO038-1.003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3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3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TOP/TOP0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4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4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3">
            <text:p>183</text:p>
          </table:table-cell>
          <table:table-cell office:value-type="float" office:value="45">
            <text:p>45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LCL/LCL3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843">
            <text:p>843</text:p>
          </table:table-cell>
          <table:table-cell office:value-type="float" office:value="361">
            <text:p>361</text:p>
          </table:table-cell>
          <table:table-cell office:value-type="float" office:value="136">
            <text:p>13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61">
            <text:p>261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FLD/FLD00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3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0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7">
            <text:p>207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GEO/GEO20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9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1">
            <text:p>241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1651">
            <text:p>165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YN/SYN7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8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2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685">
            <text:p>685</text:p>
          </table:table-cell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30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88">
            <text:p>288</text:p>
          </table:table-cell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4149">
            <text:p>4149</text:p>
          </table:table-cell>
          <table:table-cell office:value-type="float" office:value="50">
            <text:p>50</text:p>
          </table:table-cell>
          <table:table-cell office:value-type="float" office:value="162">
            <text:p>1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KLE/KLE0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3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9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5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68">
            <text:p>368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78">
            <text:p>2778</text:p>
          </table:table-cell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V/SWV47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1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0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54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4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1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1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1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9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3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6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9">
            <text:p>249</text:p>
          </table:table-cell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36004">
            <text:p>36004</text:p>
          </table:table-cell>
          <table:table-cell office:value-type="float" office:value="66">
            <text:p>66</text:p>
          </table:table-cell>
          <table:table-cell office:value-type="float" office:value="402">
            <text:p>40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../testing/prover9-TSTP/GRP/GRP47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C/HWC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7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9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8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2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0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5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6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4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58-1.00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3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6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2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8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9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87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2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37">
            <text:p>337</text:p>
          </table:table-cell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64">
            <text:p>28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MGT/MGT05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5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6">
            <text:p>206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EO/GEO09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7145">
            <text:p>7145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LCL/LCL115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6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15">
            <text:p>215</text:p>
          </table:table-cell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  <table:table-cell office:value-type="float" office:value="1264">
            <text:p>1264</text:p>
          </table:table-cell>
          <table:table-cell office:value-type="float" office:value="17">
            <text:p>17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LCL/LCL24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2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4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8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6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4">
            <text:p>344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09">
            <text:p>2809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FLD/FLD02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8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3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84">
            <text:p>284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369">
            <text:p>2369</text:p>
          </table:table-cell>
          <table:table-cell office:value-type="float" office:value="42">
            <text:p>42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54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9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808">
            <text:p>808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53">
            <text:p>1153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SET/SET10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1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8">
            <text:p>178</text:p>
          </table:table-cell>
          <table:table-cell office:value-type="float" office:value="36">
            <text:p>36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GRP/GRP77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1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9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8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0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31+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62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51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2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NUM/NUM4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8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9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87">
            <text:p>187</text:p>
          </table:table-cell>
          <table:table-cell office:value-type="float" office:value="54">
            <text:p>54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WC/SWC03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3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89+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9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89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11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5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3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5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4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02">
            <text:p>302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LCL/LCL686+1.010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table:number-columns-repeated="2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HEN/HEN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7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2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3">
            <text:p>263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4909">
            <text:p>4909</text:p>
          </table:table-cell>
          <table:table-cell office:value-type="float" office:value="54">
            <text:p>54</text:p>
          </table:table-cell>
          <table:table-cell office:value-type="float" office:value="377">
            <text:p>37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YN/SYN9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03+4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7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8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5-2.00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02">
            <text:p>302</text:p>
          </table:table-cell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6496">
            <text:p>16496</text:p>
          </table:table-cell>
          <table:table-cell office:value-type="float" office:value="29329">
            <text:p>29329</text:p>
          </table:table-cell>
          <table:table-cell office:value-type="float" office:value="2333">
            <text:p>2333</text:p>
          </table:table-cell>
          <table:table-cell office:value-type="float" office:value="757">
            <text:p>75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LDA/LDA0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3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66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8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2">
            <text:p>192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GEO/GEO20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11">
            <text:p>1611</text:p>
          </table:table-cell>
          <table:table-cell office:value-type="float" office:value="366">
            <text:p>366</text:p>
          </table:table-cell>
          <table:table-cell office:value-type="float" office:value="159">
            <text:p>159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30556">
            <text:p>30556</text:p>
          </table:table-cell>
          <table:table-cell office:value-type="float" office:value="142">
            <text:p>142</text:p>
          </table:table-cell>
          <table:table-cell office:value-type="float" office:value="213">
            <text:p>21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../testing/prover9-TSTP/COM/COM00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4">
            <text:p>244</text:p>
          </table:table-cell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49240">
            <text:p>49240</text:p>
          </table:table-cell>
          <table:table-cell office:value-type="float" office:value="59">
            <text:p>59</text:p>
          </table:table-cell>
          <table:table-cell office:value-type="float" office:value="189">
            <text:p>1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./testing/prover9-TSTP/RNG/RNG0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49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3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2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5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3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24+1.010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1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2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7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6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3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4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7">
            <text:p>247</text:p>
          </table:table-cell>
          <table:table-cell office:value-type="float" office:value="74">
            <text:p>74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558">
            <text:p>558</text:p>
          </table:table-cell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ET/SET173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71">
            <text:p>371</text:p>
          </table:table-cell>
          <table:table-cell office:value-type="float" office:value="260">
            <text:p>260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7817">
            <text:p>4781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GRP/GRP3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8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3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17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7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3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6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2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0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9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5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6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3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541">
            <text:p>2541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SEU/SEU16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1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49">
            <text:p>349</text:p>
          </table:table-cell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318">
            <text:p>11318</text:p>
          </table:table-cell>
          <table:table-cell office:value-type="float" office:value="131">
            <text:p>131</text:p>
          </table:table-cell>
          <table:table-cell office:value-type="float" office:value="176">
            <text:p>17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RP/GRP09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6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19">
            <text:p>219</text:p>
          </table:table-cell>
          <table:table-cell office:value-type="float" office:value="78">
            <text:p>78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42">
            <text:p>674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LCL/LCL19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3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4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0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8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7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2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2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GRP/GRP19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3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1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74+1.010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7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2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07">
            <text:p>307</text:p>
          </table:table-cell>
          <table:table-cell office:value-type="float" office:value="160">
            <text:p>160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10910">
            <text:p>10910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../testing/prover9-TSTP/LCL/LCL12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9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0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4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5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3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71+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37">
            <text:p>737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GEO/GEO23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59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9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1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5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9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38">
            <text:p>238</text:p>
          </table:table-cell>
          <table:table-cell office:value-type="float" office:value="179">
            <text:p>179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81">
            <text:p>1181</text:p>
          </table:table-cell>
          <table:table-cell office:value-type="float" office:value="18">
            <text:p>18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RP/GRP35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5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19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6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08+4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9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3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1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6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80">
            <text:p>180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LCL/LCL24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3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3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1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6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5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10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6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3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1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5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0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8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8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2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2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1">
            <text:p>341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47363">
            <text:p>47363</text:p>
          </table:table-cell>
          <table:table-cell office:value-type="float" office:value="45">
            <text:p>45</text:p>
          </table:table-cell>
          <table:table-cell office:value-type="float" office:value="138">
            <text:p>13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WV/SWV2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79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3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1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6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4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2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1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3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1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2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3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6">
            <text:p>196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GEO/GEO19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4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8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1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31">
            <text:p>231</text:p>
          </table:table-cell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93">
            <text:p>99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123-1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86">
            <text:p>286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2343">
            <text:p>2343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KLE/KLE14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2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8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7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7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6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744">
            <text:p>744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../testing/prover9-TSTP/CAT/CAT01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8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2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3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4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2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89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0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7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7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75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1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9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3-1.00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1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9">
            <text:p>259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../testing/prover9-TSTP/RNG/RNG07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79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4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6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6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8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56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3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47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2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3-2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3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6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7-1.00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6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8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3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3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0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1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0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3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0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9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5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3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7-3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13">
            <text:p>213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RNG/RNG00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5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7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00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1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4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9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41">
            <text:p>541</text:p>
          </table:table-cell>
          <table:table-cell office:value-type="float" office:value="170">
            <text:p>170</text:p>
          </table:table-cell>
          <table:table-cell table:number-columns-repeated="2"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124">
            <text:p>40124</text:p>
          </table:table-cell>
          <table:table-cell office:value-type="float" office:value="80">
            <text:p>80</text:p>
          </table:table-cell>
          <table:table-cell office:value-type="float" office:value="144">
            <text:p>1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GRP/GRP6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1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48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8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1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7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5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6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9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8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3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0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25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2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5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9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3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6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4">
            <text:p>174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../testing/prover9-TSTP/PUZ/PUZ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3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19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17">
            <text:p>217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SET/SET0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7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1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52-1.001.00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4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7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4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69">
            <text:p>269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../testing/prover9-TSTP/MGT/MGT0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90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1">
            <text:p>341</text:p>
          </table:table-cell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2464">
            <text:p>32464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GRP/GRP46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3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1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08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5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7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73">
            <text:p>273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85">
            <text:p>4585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LCL/LCL11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6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686+1.00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6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6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0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3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8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9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6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6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SR/CSR024+1.009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2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1">
            <text:p>191</text:p>
          </table:table-cell>
          <table:table-cell office:value-type="float" office:value="49">
            <text:p>49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ALG/ALG4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7-1.00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4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2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1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7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2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6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385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83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1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64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02">
            <text:p>202</text:p>
          </table:table-cell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505">
            <text:p>6505</text:p>
          </table:table-cell>
          <table:table-cell office:value-type="float" office:value="373">
            <text:p>373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3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7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098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2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2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2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02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92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0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98">
            <text:p>498</text:p>
          </table:table-cell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01">
            <text:p>901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KLE/KLE15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2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LCL/LCL1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6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7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3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1-1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2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7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8-4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4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0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8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48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3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34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0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3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7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68">
            <text:p>168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GRP/GRP19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1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2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19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7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31-1.00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0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8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3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0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4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543-1.00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58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5">
            <text:p>255</text:p>
          </table:table-cell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45">
            <text:p>945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SEU/SEU3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43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37+5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5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ED/MED00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8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1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4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7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53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0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8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5887">
            <text:p>25887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./testing/prover9-TSTP/GEO/GEO09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10373">
            <text:p>10373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../testing/prover9-TSTP/SET/SET82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7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4-9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OB/ROB00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5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4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8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5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01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49">
            <text:p>349</text:p>
          </table:table-cell>
          <table:table-cell office:value-type="float" office:value="80">
            <text:p>80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587">
            <text:p>587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RP/GRP128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9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1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0-1.00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1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68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32">
            <text:p>232</text:p>
          </table:table-cell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1016">
            <text:p>10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3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5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88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1+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2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25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9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2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19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40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2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9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90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4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4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479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3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3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3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27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0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726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40">
            <text:p>240</text:p>
          </table:table-cell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74">
            <text:p>674</text:p>
          </table:table-cell>
          <table:table-cell office:value-type="float" office:value="1642">
            <text:p>1642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LCL/LCL17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5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6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1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23">
            <text:p>223</text:p>
          </table:table-cell>
          <table:table-cell office:value-type="float" office:value="69">
            <text:p>69</text:p>
          </table:table-cell>
          <table:table-cell table:number-columns-repeated="2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70">
            <text:p>2170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ET/SET853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58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0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310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4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1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6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9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9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8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3">
            <text:p>27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706">
            <text:p>1706</text:p>
          </table:table-cell>
          <table:table-cell office:value-type="float" office:value="39">
            <text:p>39</text:p>
          </table:table-cell>
          <table:table-cell office:value-type="float" office:value="154">
            <text:p>15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ET/SET776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2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49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NA/ANA02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3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4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19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9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14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59">
            <text:p>359</text:p>
          </table:table-cell>
          <table:table-cell office:value-type="float" office:value="54">
            <text:p>54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179">
            <text:p>179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../testing/prover9-TSTP/SWW/SWW2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8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4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23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371">
            <text:p>371</text:p>
          </table:table-cell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3668">
            <text:p>13668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HEN/HEN007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7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51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5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89">
            <text:p>489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69">
            <text:p>10169</text:p>
          </table:table-cell>
          <table:table-cell office:value-type="float" office:value="55">
            <text:p>55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LCL/LCL174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3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6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2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60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9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09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19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2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2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2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0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5396">
            <text:p>539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5963">
            <text:p>25963</text:p>
          </table:table-cell>
          <table:table-cell office:value-type="float" office:value="109">
            <text:p>109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PRO/PRO0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10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308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885">
            <text:p>885</text:p>
          </table:table-cell>
          <table:table-cell office:value-type="float" office:value="661">
            <text:p>661</text:p>
          </table:table-cell>
          <table:table-cell office:value-type="float" office:value="213">
            <text:p>21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9724">
            <text:p>9724</text:p>
          </table:table-cell>
          <table:table-cell office:value-type="float" office:value="40">
            <text:p>40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LCL/LCL22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14">
            <text:p>414</text:p>
          </table:table-cell>
          <table:table-cell office:value-type="float" office:value="143">
            <text:p>143</text:p>
          </table:table-cell>
          <table:table-cell table:number-columns-repeated="2"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707">
            <text:p>8707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LCL/LCL27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5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1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8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7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2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12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4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59">
            <text:p>259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009">
            <text:p>1009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../testing/prover9-TSTP/PUZ/PUZ035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4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133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61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2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6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5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8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51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3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60">
            <text:p>260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031">
            <text:p>1031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GRP/GRP550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26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08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21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1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1+6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WV/SWV68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8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3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94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39">
            <text:p>339</text:p>
          </table:table-cell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5605">
            <text:p>5605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../testing/prover9-TSTP/NUM/NUM54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40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4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09+2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2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37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78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9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8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48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0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434">
            <text:p>434</text:p>
          </table:table-cell>
          <table:table-cell office:value-type="float" office:value="229">
            <text:p>229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3447">
            <text:p>33447</text:p>
          </table:table-cell>
          <table:table-cell office:value-type="float" office:value="79">
            <text:p>79</text:p>
          </table:table-cell>
          <table:table-cell office:value-type="float" office:value="166">
            <text:p>16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../testing/prover9-TSTP/RNG/RNG11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223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SC/MSC012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09-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304">
            <text:p>304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863">
            <text:p>14863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YN/SYN12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8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1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4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2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6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C/SWC0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M/COM023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5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5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5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4-7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3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75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9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7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5-5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97">
            <text:p>19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../testing/prover9-TSTP/GRP/GRP6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09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51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7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7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65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8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4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01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CT/SCT123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16-5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6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4-10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3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1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0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AT/CAT014-3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21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9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35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7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09+3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1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1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5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18+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0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81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487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669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764+4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7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prover9-TSTP/SET/SET07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994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5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95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9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3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2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9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3-4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72">
            <text:p>272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149">
            <text:p>2149</text:p>
          </table:table-cell>
          <table:table-cell office:value-type="float" office:value="33">
            <text:p>3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REL/REL02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2-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96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70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62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76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0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08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0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032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6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3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9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1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6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66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3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40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BOO/BOO012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04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../testing/prover9-TSTP/KRS/KRS20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1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860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56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79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8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0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26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45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52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4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6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0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83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13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4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510-6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88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RS/KRS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0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93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074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5-1.003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250">
            <text:p>250</text:p>
          </table:table-cell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90">
            <text:p>249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../testing/prover9-TSTP/SYN/SYN65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7-6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35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2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4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37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67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205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10-5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45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8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7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62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2.00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WV/HWV008-2.00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3-5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70+6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47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03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21-7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1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NG/RNG00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91+3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57">
            <text:p>257</text:p>
          </table:table-cell>
          <table:table-cell office:value-type="float" office:value="117">
            <text:p>117</text:p>
          </table:table-cell>
          <table:table-cell table:number-columns-repeated="2"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373">
            <text:p>2373</text:p>
          </table:table-cell>
          <table:table-cell office:value-type="float" office:value="1408">
            <text:p>140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../testing/prover9-TSTP/SWV/SWV750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1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LA/PLA004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24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2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81-4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56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546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DA/LDA00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97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8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56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029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3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245-2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0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7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3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8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74">
            <text:p>274</text:p>
          </table:table-cell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61">
            <text:p>2761</text:p>
          </table:table-cell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../testing/prover9-TSTP/LCL/LCL192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23-1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479">
            <text:p>479</text:p>
          </table:table-cell>
          <table:table-cell office:value-type="float" office:value="156">
            <text:p>156</text:p>
          </table:table-cell>
          <table:table-cell table:number-columns-repeated="2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8767">
            <text:p>28767</text:p>
          </table:table-cell>
          <table:table-cell office:value-type="float" office:value="62">
            <text:p>62</text:p>
          </table:table-cell>
          <table:table-cell office:value-type="float" office:value="132">
            <text:p>13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PUZ/PUZ133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1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73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REL/REL049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56-7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8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54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103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50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4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NUM/NUM62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71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009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018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FLD/FLD064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6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091+1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2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44+2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UZ/PUZ031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44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46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121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961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COL/COL003-3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205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ALG/ALG17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76-4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670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PRO/PRO009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84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4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B/SWB025+2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KLE/KLE167+1/Prover9---1109a.THM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AT/LAT143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174+2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84">
            <text:p>184</text:p>
          </table:table-cell>
          <table:table-cell office:value-type="float" office:value="45">
            <text:p>45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733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../testing/prover9-TSTP/KLE/KLE075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29-2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HEN/HEN009-2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437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85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574-1/Prover9---1109a.UNS-Ref.s.out</text:p>
          </table:table-cell>
          <table:table-cell table:style-name="Default" office:value-type="string">
            <text:p>cutintro_ehs_unprova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YN/SYN332+1/Prover9---1109a.THM-Ref.s.out</text:p>
          </table:table-cell>
          <table:table-cell table:style-name="Default" office:value-type="string">
            <text:p>ok</text:p>
          </table:table-cell>
          <table:table-cell office:value-type="float" office:value="247">
            <text:p>247</text:p>
          </table:table-cell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5805">
            <text:p>5805</text:p>
          </table:table-cell>
          <table:table-cell office:value-type="float" office:value="52">
            <text:p>52</text:p>
          </table:table-cell>
          <table:table-cell office:value-type="float" office:value="377">
            <text:p>37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../testing/prover9-TSTP/LAT/LAT237-1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234-6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W/SWW213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T/SET1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LCL/LCL250-3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RP/GRP126-2.004/Prover9---1109a.UNS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GEO/GEO030-2/Prover9---1109a.UNS-Ref.s.out</text:p>
          </table:table-cell>
          <table:table-cell table:style-name="Default" office:value-type="string">
            <text:p>ok</text:p>
          </table:table-cell>
          <table:table-cell office:value-type="float" office:value="1287">
            <text:p>1287</text:p>
          </table:table-cell>
          <table:table-cell office:value-type="float" office:value="107">
            <text:p>107</text:p>
          </table:table-cell>
          <table:table-cell table:number-columns-repeated="2"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503">
            <text:p>503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647+3/Prover9---1109a.THM-Ref.s.out</text:p>
          </table:table-cell>
          <table:table-cell table:style-name="Default"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WV/SWV796-1/Prover9---1109a.UNS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MGT/MGT017+1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prover9-TSTP/SEU/SEU162+3/Prover9---1109a.THM-Ref.s.out</text:p>
          </table:table-cell>
          <table:table-cell table:style-name="Default" office:value-type="string">
            <text:p>cutintro_uncompressible</text:p>
          </table:table-cell>
          <table:table-cell table:number-columns-repeated="15"/>
        </table:table-row>
        <table:table-row table:style-name="ro1" table:number-rows-repeated="104575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r1723_ProofSeq" table:style-name="ta1">
        <table:table-column table:style-name="co27" table:default-cell-style-name="Default"/>
        <table:table-column table:style-name="co22" table:default-cell-style-name="Default"/>
        <table:table-column table:style-name="co8" table:number-columns-repeated="15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6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6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6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Linear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xampleProof(2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xampleProof(3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97">
            <text:p>19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inear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69">
            <text:p>369</text:p>
          </table:table-cell>
          <table:table-cell office:value-type="float" office:value="644">
            <text:p>644</text:p>
          </table:table-cell>
          <table:table-cell office:value-type="float" office:value="125">
            <text:p>12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near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78">
            <text:p>178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inear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2">
            <text:p>22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1571">
            <text:p>1571</text:p>
          </table:table-cell>
          <table:table-cell office:value-type="float" office:value="2979">
            <text:p>2979</text:p>
          </table:table-cell>
          <table:table-cell office:value-type="float" office:value="365">
            <text:p>36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near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31">
            <text:p>731</text:p>
          </table:table-cell>
          <table:table-cell office:value-type="float" office:value="881">
            <text:p>881</text:p>
          </table:table-cell>
          <table:table-cell office:value-type="float" office:value="102">
            <text:p>10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near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81">
            <text:p>281</text:p>
          </table:table-cell>
          <table:table-cell table:number-columns-repeated="2"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inearExampleProof(10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029">
            <text:p>4029</text:p>
          </table:table-cell>
          <table:table-cell office:value-type="float" office:value="11172">
            <text:p>11172</text:p>
          </table:table-cell>
          <table:table-cell office:value-type="float" office:value="572">
            <text:p>57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nearExampleProof(11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4">
            <text:p>34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1">
            <text:p>141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84">
            <text:p>1284</text:p>
          </table:table-cell>
          <table:table-cell office:value-type="float" office:value="6032">
            <text:p>6032</text:p>
          </table:table-cell>
          <table:table-cell office:value-type="float" office:value="186">
            <text:p>186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nearExampleProof(1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7">
            <text:p>37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16">
            <text:p>216</text:p>
          </table:table-cell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89">
            <text:p>689</text:p>
          </table:table-cell>
          <table:table-cell office:value-type="float" office:value="3111">
            <text:p>3111</text:p>
          </table:table-cell>
          <table:table-cell office:value-type="float" office:value="75">
            <text:p>7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quareDiagonal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Diagonal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quareDiagonal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quareDiagonal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4">
            <text:p>34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89">
            <text:p>589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quareDiagonal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2">
            <text:p>42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11">
            <text:p>1011</text:p>
          </table:table-cell>
          <table:table-cell office:value-type="float" office:value="193">
            <text:p>193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quareDiagonal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0">
            <text:p>50</text:p>
          </table:table-cell>
          <table:table-cell table:number-columns-repeated="2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66">
            <text:p>566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quareDiagonal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8">
            <text:p>58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77">
            <text:p>17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90">
            <text:p>1690</text:p>
          </table:table-cell>
          <table:table-cell office:value-type="float" office:value="365">
            <text:p>365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Diagonal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6">
            <text:p>66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582">
            <text:p>5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 office:value-type="float" office:value="221">
            <text:p>22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Diagonal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74">
            <text:p>74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3002">
            <text:p>3002</text:p>
          </table:table-cell>
          <table:table-cell table:number-columns-repeated="2" office:value-type="float" office:value="9">
            <text:p>9</text:p>
          </table:table-cell>
          <table:table-cell office:value-type="float" office:value="20211">
            <text:p>20211</text:p>
          </table:table-cell>
          <table:table-cell office:value-type="float" office:value="1336">
            <text:p>1336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quareDiagonalExampleProof(10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2">
            <text:p>8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3">
            <text:p>163</text:p>
          </table:table-cell>
          <table:table-cell office:value-type="float" office:value="12228">
            <text:p>122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865">
            <text:p>865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quareEdges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7">
            <text:p>17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quareEdges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quareEdges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388">
            <text:p>38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quareEdges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1762">
            <text:p>1762</text:p>
          </table:table-cell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quareEdges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634">
            <text:p>1634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quareEdges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2">
            <text:p>5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office:value-type="float" office:value="16590">
            <text:p>16590</text:p>
          </table:table-cell>
          <table:table-cell office:value-type="float" office:value="171">
            <text:p>171</text:p>
          </table:table-cell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Edges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541">
            <text:p>54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17172">
            <text:p>17172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quareEdges2Dim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2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3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1">
            <text:p>31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267">
            <text:p>26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quareEdges2Dim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8">
            <text:p>38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832">
            <text:p>832</text:p>
          </table:table-cell>
          <table:table-cell office:value-type="float" office:value="5728">
            <text:p>5728</text:p>
          </table:table-cell>
          <table:table-cell office:value-type="float" office:value="390">
            <text:p>390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quareEdges2Dim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5">
            <text:p>45</text:p>
          </table:table-cell>
          <table:table-cell table:number-columns-repeated="2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18">
            <text:p>318</text:p>
          </table:table-cell>
          <table:table-cell office:value-type="float" office:value="2501">
            <text:p>2501</text:p>
          </table:table-cell>
          <table:table-cell office:value-type="float" office:value="184">
            <text:p>184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quareEdges2DimExampleProof(7)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SquareEdges2Dim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678">
            <text:p>1678</text:p>
          </table:table-cell>
          <table:table-cell office:value-type="float" office:value="28003">
            <text:p>28003</text:p>
          </table:table-cell>
          <table:table-cell office:value-type="float" office:value="1090">
            <text:p>1090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quareEdges2Dim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6">
            <text:p>66</text:p>
          </table:table-cell>
          <table:table-cell table:number-columns-repeated="2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8962">
            <text:p>8962</text:p>
          </table:table-cell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inearEq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LinearEq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9">
            <text:p>19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LinearEq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27">
            <text:p>27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LinearEq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5">
            <text:p>35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inearEq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3">
            <text:p>43</text:p>
          </table:table-cell>
          <table:table-cell table:number-columns-repeated="2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LinearEq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1">
            <text:p>51</text:p>
          </table:table-cell>
          <table:table-cell table:number-columns-repeated="2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nearEqExampleProof(7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9">
            <text:p>59</text:p>
          </table:table-cell>
          <table:table-cell table:number-columns-repeated="2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9">
            <text:p>18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24">
            <text:p>1424</text:p>
          </table:table-cell>
          <table:table-cell office:value-type="float" office:value="279">
            <text:p>279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inearEqExampleProof(8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7">
            <text:p>67</text:p>
          </table:table-cell>
          <table:table-cell table:number-columns-repeated="2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752">
            <text:p>75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inearEqExampleProof(9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75">
            <text:p>75</text:p>
          </table:table-cell>
          <table:table-cell table:number-columns-repeated="2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3941">
            <text:p>394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6716">
            <text:p>6716</text:p>
          </table:table-cell>
          <table:table-cell office:value-type="float" office:value="1123">
            <text:p>1123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LinearEqExampleProof(10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3">
            <text:p>83</text:p>
          </table:table-cell>
          <table:table-cell table:number-columns-repeated="2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7">
            <text:p>127</text:p>
          </table:table-cell>
          <table:table-cell office:value-type="float" office:value="13049">
            <text:p>1304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275">
            <text:p>275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umOfOnesF2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umOfOnesF2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2">
            <text:p>42</text:p>
          </table:table-cell>
          <table:table-cell table:number-columns-repeated="2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umOfOnesF2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3">
            <text:p>63</text:p>
          </table:table-cell>
          <table:table-cell table:number-columns-repeated="2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umOfOnesF2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4">
            <text:p>84</text:p>
          </table:table-cell>
          <table:table-cell table:number-columns-repeated="2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849">
            <text:p>184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26">
            <text:p>132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mOfOnesF2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57372">
            <text:p>573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umOfOnesF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umOfOnesF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SumOfOnesF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10">
            <text:p>101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umOfOnesF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86">
            <text:p>158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umOfOnesF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9678">
            <text:p>4967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58">
            <text:p>145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mOfOnesExampleProof(1)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SumOfOnesExampleProof(2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30">
            <text:p>30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umOfOnesExampleProof(3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55">
            <text:p>55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umOfOnesExampleProof(4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777">
            <text:p>777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umOfOnesExampleProof(5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13">
            <text:p>3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4324">
            <text:p>4324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umOfOnesExampleProof(6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130">
            <text:p>130</text:p>
          </table:table-cell>
          <table:table-cell table:number-columns-repeated="2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8238">
            <text:p>823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5244">
            <text:p>25244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UniformAssociativity3ExampleProof(1)</text:p>
          </table:table-cell>
          <table:table-cell office:value-type="string">
            <text:p>ok</text:p>
          </table:table-cell>
          <table:table-cell office:value-type="string">
            <text:p>n/a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385">
            <text:p>14385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UniformAssociativity3ExampleProof(2)</text:p>
          </table:table-cell>
          <table:table-cell office:value-type="string">
            <text:p>cutintro_timeout</text:p>
          </table:table-cell>
          <table:table-cell table:number-columns-repeated="15"/>
        </table:table-row>
      </table:table>
      <table:table table:name="r1723_veriT" table:style-name="ta1">
        <office:forms form:automatic-focus="false" form:apply-design-mode="false"/>
        <table:table-column table:style-name="co28" table:default-cell-style-name="Default"/>
        <table:table-column table:style-name="co22" table:default-cell-style-name="Default"/>
        <table:table-column table:style-name="co8" table:number-columns-repeated="12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ptime</text:p>
          </table:table-cell>
          <table:table-cell table:style-name="ce7" office:value-type="string">
            <text:p>#infcf</text:p>
          </table:table-cell>
          <table:table-cell table:style-name="ce7" office:value-type="string">
            <text:p>#qinfcf</text:p>
          </table:table-cell>
          <table:table-cell table:style-name="ce7" office:value-type="string">
            <text:p>#qnodes</text:p>
          </table:table-cell>
          <table:table-cell table:style-name="ce7" office:value-type="string">
            <text:p>tstime</text:p>
          </table:table-cell>
          <table:table-cell table:style-name="ce7" office:value-type="string">
            <text:p>tssize</text:p>
          </table:table-cell>
          <table:table-cell table:style-name="ce7" office:value-type="string">
            <text:p>dtgtime</text:p>
          </table:table-cell>
          <table:table-cell table:style-name="ce7" office:value-type="string">
            <text:p>dtrtime</text:p>
          </table:table-cell>
          <table:table-cell table:style-name="ce7" office:value-type="string">
            <text:p>mgsize</text:p>
          </table:table-cell>
          <table:table-cell table:style-name="ce7" office:value-type="string">
            <text:p>#mg</text:p>
          </table:table-cell>
          <table:table-cell table:style-name="ce7" office:value-type="string">
            <text:p>sctime</text:p>
          </table:table-cell>
          <table:table-cell table:style-name="ce7" office:value-type="string">
            <text:p>pbctime</text:p>
          </table:table-cell>
          <table:table-cell table:style-name="ce7" office:value-type="string">
            <text:p>csrctime</text:p>
          </table:table-cell>
          <table:table-cell table:style-name="ce7" office:value-type="string">
            <text:p>#infc</text:p>
          </table:table-cell>
          <table:table-cell table:style-name="ce7" office:value-type="string">
            <text:p>#qinfc</text:p>
          </table:table-cell>
        </table:table-row>
        <table:table-row table:style-name="ro3">
          <table:table-cell table:style-name="ce11" office:value-type="string" table:number-columns-spanned="1" table:number-rows-spanned="3">
            <text:p>name of proof</text:p>
          </table:table-cell>
          <table:table-cell table:style-name="ce14" office:value-type="string" table:number-columns-spanned="1" table:number-rows-spanned="3">
            <text:p>overall status (ok | timeout | &lt;EXCEPTIONCODE&gt;)</text:p>
          </table:table-cell>
          <table:table-cell table:style-name="ce14" office:value-type="string" table:number-columns-spanned="1" table:number-rows-spanned="3">
            <text:p>time for parsing</text:p>
          </table:table-cell>
          <table:table-cell table:style-name="ce14" office:value-type="string" table:number-columns-spanned="1" table:number-rows-spanned="3">
            <text:p>number of inferences in cut-free proof</text:p>
          </table:table-cell>
          <table:table-cell table:style-name="ce14" office:value-type="string" table:number-columns-spanned="1" table:number-rows-spanned="3">
            <text:p>number of quantifier inferences in cut-free proof</text:p>
          </table:table-cell>
          <table:table-cell table:style-name="ce14" office:value-type="string" table:number-columns-spanned="1" table:number-rows-spanned="3">
            <text:p>number of (weak) quantifier nodes in the expansion tree</text:p>
          </table:table-cell>
          <table:table-cell table:style-name="ce14" office:value-type="string" table:number-columns-spanned="1" table:number-rows-spanned="3">
            <text:p>time for generating the term set from the expansion tree</text:p>
          </table:table-cell>
          <table:table-cell table:style-name="ce14" office:value-type="string" table:number-columns-spanned="1" table:number-rows-spanned="3">
            <text:p>number of elements in the term set</text:p>
          </table:table-cell>
          <table:table-cell table:style-name="ce14" office:value-type="string" table:number-columns-spanned="1" table:number-rows-spanned="3">
            <text:p>time for generating the Delta-table from the term set</text:p>
          </table:table-cell>
          <table:table-cell table:style-name="ce14" office:value-type="string" table:number-columns-spanned="1" table:number-rows-spanned="3">
            <text:p>time for reading out the minimal grammars from the Delta-table</text:p>
          </table:table-cell>
          <table:table-cell table:style-name="ce14" office:value-type="string" table:number-columns-spanned="1" table:number-rows-spanned="3">
            <text:p>size of the minimal grammars</text:p>
          </table:table-cell>
          <table:table-cell table:style-name="ce14" office:value-type="string" table:number-columns-spanned="1" table:number-rows-spanned="3">
            <text:p>number of minimal grammars</text:p>
          </table:table-cell>
          <table:table-cell table:style-name="ce14" office:value-type="string" table:number-columns-spanned="1" table:number-rows-spanned="3">
            <text:p>cumulative time for finding and improving solutions for minimal grammars</text:p>
          </table:table-cell>
          <table:table-cell table:style-name="ce14" office:value-type="string" table:number-columns-spanned="1" table:number-rows-spanned="3">
            <text:p>cumulative time for building proofs of fully improved solutions</text:p>
          </table:table-cell>
          <table:table-cell table:style-name="ce14" office:value-type="string" table:number-columns-spanned="1" table:number-rows-spanned="3">
            <text:p>cumulative time for cleaning structural rules in order to obtain final proof</text:p>
          </table:table-cell>
          <table:table-cell table:style-name="ce14" office:value-type="string" table:number-columns-spanned="1" table:number-rows-spanned="3">
            <text:p>number of inferences in final proof with cut</text:p>
          </table:table-cell>
          <table:table-cell table:style-name="ce14" office:value-type="string" table:number-columns-spanned="1" table:number-rows-spanned="3">
            <text:p>number of quantifier inferences in final proof with cut</text:p>
          </table:table-cell>
        </table:table-row>
        <table:table-row table:style-name="ro3">
          <table:covered-table-cell table:style-name="ce11"/>
          <table:covered-table-cell table:style-name="ce15"/>
          <table:covered-table-cell table:style-name="ce11"/>
          <table:covered-table-cell table:number-columns-repeated="7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3">
          <table:covered-table-cell table:style-name="ce11"/>
          <table:covered-table-cell table:style-name="ce16"/>
          <table:covered-table-cell table:style-name="ce18"/>
          <table:covered-table-cell table:style-name="ce11"/>
          <table:covered-table-cell table:number-columns-repeated="2" table:style-name="ce16"/>
          <table:covered-table-cell table:number-columns-repeated="4" table:style-name="ce15"/>
          <table:covered-table-cell table:number-columns-repeated="2" table:style-name="ce21"/>
          <table:covered-table-cell table:number-columns-repeated="3" table:style-name="ce15"/>
          <table:covered-table-cell table:number-columns-repeated="2" table:style-name="ce21"/>
        </table:table-row>
        <table:table-row table:style-name="ro1">
          <table:table-cell office:value-type="string">
            <text:p>../testing/veriT-SMT-LIB/QF_UF/QG-classification/loops6/dead_dnd01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iso_brn00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loops6/dead_dnd00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4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4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122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7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9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71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11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2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89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1181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0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1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77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10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4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7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87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9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6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dead_dnd002.smt2.proof_fla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41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87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2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4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5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5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98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5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1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4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1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4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2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4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1190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8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105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6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90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3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0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3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4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3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1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5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6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1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6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77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4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85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9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42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2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39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82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6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6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6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3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42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0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brn05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7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5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26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3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52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gensys_icl06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78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1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34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407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01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3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65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0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069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99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1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1228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QG-classification/qg5/iso_icl396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17_size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11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20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11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50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4_size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20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9_size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32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4_size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42_size2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SEQ/SEQ009_size8.smt2.proof_flat</text:p>
          </table:table-cell>
          <table:table-cell office:value-type="string">
            <text:p>parsing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3.smt2.proof_flat</text:p>
          </table:table-cell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/a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24756">
            <text:p>24756</text:p>
          </table:table-cell>
          <table:table-cell office:value-type="float" office:value="53">
            <text:p>53</text:p>
          </table:table-cell>
          <table:table-cell office:value-type="float" office:value="240">
            <text:p>24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veriT-SMT-LIB/QF_UF/eq_diamond/eq_diamond5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2.smt2.proof_flat</text:p>
          </table:table-cell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/a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../testing/veriT-SMT-LIB/QF_UF/eq_diamond/eq_diamond1.smt2.proof_flat</text:p>
          </table:table-cell>
          <table:table-cell office:value-type="string">
            <text:p>cutintro_uncompressible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6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eq_diamond/eq_diamond7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46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33_size3.smt2.proof_flat</text:p>
          </table:table-cell>
          <table:table-cell office:value-type="string">
            <text:p>parsing_other_exception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15_size4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  <table:table-row table:style-name="ro1">
          <table:table-cell office:value-type="string">
            <text:p>../testing/veriT-SMT-LIB/QF_UF/NEQ/NEQ015_size3.smt2.proof_flat</text:p>
          </table:table-cell>
          <table:table-cell office:value-type="string">
            <text:p>cutintro_timeout</text:p>
          </table:table-cell>
          <table:table-cell table:number-columns-repeated="15"/>
        </table:table-row>
      </table:table>
      <table:table table:name="tstp_nontrivial_termset_stats" table:style-name="ta1">
        <office:forms form:automatic-focus="false" form:apply-design-mode="false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7" table:default-cell-style-name="ce39"/>
        <table:table-column table:style-name="co38" table:default-cell-style-name="ce39"/>
        <table:table-column table:style-name="co37" table:default-cell-style-name="ce39"/>
        <table:table-column table:style-name="co38" table:default-cell-style-name="ce39"/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7" office:value-type="string" table:number-columns-spanned="2" table:number-rows-spanned="1">
            <text:p>prover9 TSTP (v5.3.0):</text:p>
          </table:table-cell>
          <table:covered-table-cell table:style-name="ce38"/>
          <table:table-cell office:value-type="float" office:value="6341">
            <text:p>6341</text:p>
          </table:table-cell>
          <table:table-cell table:number-columns-repeated="9"/>
        </table:table-row>
        <table:table-row table:style-name="ro1">
          <table:table-cell/>
          <table:table-cell table:style-name="ce37"/>
          <table:table-cell table:style-name="ce38" office:value-type="string">
            <text:p>prover9 TSTP (v5.3.0) time limit exceeded or exception during parsing:</text:p>
          </table:table-cell>
          <table:table-cell office:value-type="float" office:value="1182">
            <text:p>1182</text:p>
          </table:table-cell>
          <table:table-cell table:number-columns-repeated="9"/>
        </table:table-row>
        <table:table-row table:style-name="ro1">
          <table:table-cell/>
          <table:table-cell table:style-name="ce37" office:value-type="string" table:number-columns-spanned="2" table:number-rows-spanned="1">
            <text:p>prover9 TSTP (v5.3.0) with confirmed non-trivial termset:</text:p>
          </table:table-cell>
          <table:covered-table-cell table:style-name="ce38"/>
          <table:table-cell table:style-name="ce1" office:value-type="float" office:value="2819">
            <text:p>2819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7T09:07:57</dc:date>
    <meta:generator>LibreOffice/3.5$Linux_X86_64 LibreOffice_project/350m1$Build-2</meta:generator>
    <meta:editing-duration>PT10H26M8S</meta:editing-duration>
    <meta:editing-cycles>41</meta:editing-cycles>
    <dc:creator>Stefan Hetzl</dc:creator>
    <meta:document-statistic meta:table-count="6" meta:cell-count="956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2cm" svg:height="10.492cm" xlink:href=".." xlink:type="simple" chart:class="chart:bar" chart:style-name="ch1">
        <chart:title svg:x="7.115cm" svg:y="0.345cm" chart:style-name="ch2">
          <text:p>Return Status</text:p>
        </chart:title>
        <chart:legend chart:legend-position="end" svg:x="12.636cm" svg:y="3.702cm" style:legend-expansion="high" chart:style-name="ch3"/>
        <chart:plot-area chart:style-name="ch4" table:cell-range-address="r1723_summary.B5:r1723_summary.H8" chart:data-source-has-labels="both" svg:x="0.792cm" svg:y="1.751cm" svg:width="11.16cm" svg:height="8.112cm">
          <chartooo:coordinate-region svg:x="1.916cm" svg:y="1.95cm" svg:width="10.036cm" svg:height="7.266cm"/>
          <chart:axis chart:dimension="x" chart:name="primary-x" chart:style-name="ch5" chartooo:axis-type="auto">
            <chartooo:date-scale/>
            <chart:categories table:cell-range-address="r1723_summary.B6:r1723_summary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1723_summary.C6:r1723_summary.C8" chart:label-cell-address="r1723_summary.C5:r1723_summary.C5" chart:class="chart:bar">
            <chart:data-point chart:repeated="3"/>
          </chart:series>
          <chart:series chart:style-name="ch9" chart:values-cell-range-address="r1723_summary.D6:r1723_summary.D8" chart:label-cell-address="r1723_summary.D5:r1723_summary.D5" chart:class="chart:bar">
            <chart:data-point chart:repeated="3"/>
          </chart:series>
          <chart:series chart:style-name="ch10" chart:values-cell-range-address="r1723_summary.E6:r1723_summary.E8" chart:label-cell-address="r1723_summary.E5:r1723_summary.E5" chart:class="chart:bar">
            <chart:data-point chart:repeated="3"/>
          </chart:series>
          <chart:series chart:style-name="ch11" chart:values-cell-range-address="r1723_summary.F6:r1723_summary.F8" chart:label-cell-address="r1723_summary.F5:r1723_summary.F5" chart:class="chart:bar">
            <chart:data-point chart:repeated="3"/>
          </chart:series>
          <chart:series chart:style-name="ch12" chart:values-cell-range-address="r1723_summary.G6:r1723_summary.G8" chart:label-cell-address="r1723_summary.G5:r1723_summary.G5" chart:class="chart:bar">
            <chart:data-point chart:repeated="3"/>
          </chart:series>
          <chart:series chart:style-name="ch13" chart:values-cell-range-address="r1723_summary.H6:r1723_summary.H8" chart:label-cell-address="r1723_summary.H5:r1723_summary.H5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</text:p>
                <draw:g>
                  <svg:desc>r1723_summary.C5:r1723_summary.C5</svg:desc>
                </draw:g>
              </table:table-cell>
              <table:table-cell office:value-type="string">
                <text:p>parsing_timeout</text:p>
                <draw:g>
                  <svg:desc>r1723_summary.D5:r1723_summary.D5</svg:desc>
                </draw:g>
              </table:table-cell>
              <table:table-cell office:value-type="string">
                <text:p>parsing_other_exception</text:p>
                <draw:g>
                  <svg:desc>r1723_summary.E5:r1723_summary.E5</svg:desc>
                </draw:g>
              </table:table-cell>
              <table:table-cell office:value-type="string">
                <text:p>cutintro_uncompressible</text:p>
                <draw:g>
                  <svg:desc>r1723_summary.F5:r1723_summary.F5</svg:desc>
                </draw:g>
              </table:table-cell>
              <table:table-cell office:value-type="string">
                <text:p>cutintro_ehs_unprovable</text:p>
                <draw:g>
                  <svg:desc>r1723_summary.G5:r1723_summary.G5</svg:desc>
                </draw:g>
              </table:table-cell>
              <table:table-cell office:value-type="string">
                <text:p>cutintro_timeout</text:p>
                <draw:g>
                  <svg:desc>r1723_summary.H5:r1723_summary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TP</text:p>
                <draw:g>
                  <svg:desc>r1723_summary.B6:r1723_summary.B8</svg:desc>
                </draw:g>
              </table:table-cell>
              <table:table-cell office:value-type="float" office:value="161">
                <text:p>161</text:p>
                <draw:g>
                  <svg:desc>r1723_summary.C6:r1723_summary.C8</svg:desc>
                </draw:g>
              </table:table-cell>
              <table:table-cell office:value-type="float" office:value="2">
                <text:p>2</text:p>
                <draw:g>
                  <svg:desc>r1723_summary.D6:r1723_summary.D8</svg:desc>
                </draw:g>
              </table:table-cell>
              <table:table-cell office:value-type="float" office:value="0">
                <text:p>0</text:p>
                <draw:g>
                  <svg:desc>r1723_summary.E6:r1723_summary.E8</svg:desc>
                </draw:g>
              </table:table-cell>
              <table:table-cell office:value-type="float" office:value="1615">
                <text:p>1615</text:p>
                <draw:g>
                  <svg:desc>r1723_summary.F6:r1723_summary.F8</svg:desc>
                </draw:g>
              </table:table-cell>
              <table:table-cell office:value-type="float" office:value="353">
                <text:p>353</text:p>
                <draw:g>
                  <svg:desc>r1723_summary.G6:r1723_summary.G8</svg:desc>
                </draw:g>
              </table:table-cell>
              <table:table-cell office:value-type="float" office:value="688">
                <text:p>688</text:p>
                <draw:g>
                  <svg:desc>r1723_summary.H6:r1723_summary.H8</svg:desc>
                </draw:g>
              </table:table-cell>
            </table:table-row>
            <table:table-row>
              <table:table-cell office:value-type="string">
                <text:p>ProofSeq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riT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75cm" svg:height="10.145cm" xlink:href=".." xlink:type="simple" chart:class="chart:bar" chart:style-name="ch1">
        <chart:title svg:x="8.714cm" svg:y="0.338cm" chart:style-name="ch2">
          <text:p>Time</text:p>
        </chart:title>
        <chart:legend chart:legend-position="end" svg:x="16.497cm" svg:y="3.279cm" style:legend-expansion="high" chart:style-name="ch3"/>
        <chart:plot-area chart:style-name="ch4" table:cell-range-address="r1723_summary.B12:r1723_summary.I15" chart:data-source-has-labels="both" svg:x="0.821cm" svg:y="1.723cm" svg:width="14.934cm" svg:height="7.8cm">
          <chartooo:coordinate-region svg:x="1.945cm" svg:y="1.922cm" svg:width="13.81cm" svg:height="6.954cm"/>
          <chart:axis chart:dimension="x" chart:name="primary-x" chart:style-name="ch5" chartooo:axis-type="auto">
            <chartooo:date-scale/>
            <chart:categories table:cell-range-address="r1723_summary.B13:r1723_summary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1723_summary.C13:r1723_summary.C15" chart:label-cell-address="r1723_summary.C12:r1723_summary.C12" chart:class="chart:bar">
            <chart:data-point chart:repeated="3"/>
          </chart:series>
          <chart:series chart:style-name="ch9" chart:values-cell-range-address="r1723_summary.D13:r1723_summary.D15" chart:label-cell-address="r1723_summary.D12:r1723_summary.D12" chart:class="chart:bar">
            <chart:data-point chart:repeated="3"/>
          </chart:series>
          <chart:series chart:style-name="ch10" chart:values-cell-range-address="r1723_summary.E13:r1723_summary.E15" chart:label-cell-address="r1723_summary.E12:r1723_summary.E12" chart:class="chart:bar">
            <chart:data-point chart:repeated="3"/>
          </chart:series>
          <chart:series chart:style-name="ch11" chart:values-cell-range-address="r1723_summary.F13:r1723_summary.F15" chart:label-cell-address="r1723_summary.F12:r1723_summary.F12" chart:class="chart:bar">
            <chart:data-point chart:repeated="3"/>
          </chart:series>
          <chart:series chart:style-name="ch12" chart:values-cell-range-address="r1723_summary.G13:r1723_summary.G15" chart:label-cell-address="r1723_summary.G12:r1723_summary.G12" chart:class="chart:bar">
            <chart:data-point chart:repeated="3"/>
          </chart:series>
          <chart:series chart:style-name="ch13" chart:values-cell-range-address="r1723_summary.H13:r1723_summary.H15" chart:label-cell-address="r1723_summary.H12:r1723_summary.H12" chart:class="chart:bar">
            <chart:data-point chart:repeated="3"/>
          </chart:series>
          <chart:series chart:style-name="ch14" chart:values-cell-range-address="r1723_summary.I13:r1723_summary.I15" chart:label-cell-address="r1723_summary.I12:r1723_summary.I12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ime</text:p>
                <draw:g>
                  <svg:desc>r1723_summary.C12:r1723_summary.C12</svg:desc>
                </draw:g>
              </table:table-cell>
              <table:table-cell office:value-type="string">
                <text:p>tstime</text:p>
                <draw:g>
                  <svg:desc>r1723_summary.D12:r1723_summary.D12</svg:desc>
                </draw:g>
              </table:table-cell>
              <table:table-cell office:value-type="string">
                <text:p>dtgtime</text:p>
                <draw:g>
                  <svg:desc>r1723_summary.E12:r1723_summary.E12</svg:desc>
                </draw:g>
              </table:table-cell>
              <table:table-cell office:value-type="string">
                <text:p>dtrtime</text:p>
                <draw:g>
                  <svg:desc>r1723_summary.F12:r1723_summary.F12</svg:desc>
                </draw:g>
              </table:table-cell>
              <table:table-cell office:value-type="string">
                <text:p>sctime</text:p>
                <draw:g>
                  <svg:desc>r1723_summary.G12:r1723_summary.G12</svg:desc>
                </draw:g>
              </table:table-cell>
              <table:table-cell office:value-type="string">
                <text:p>pbctime</text:p>
                <draw:g>
                  <svg:desc>r1723_summary.H12:r1723_summary.H12</svg:desc>
                </draw:g>
              </table:table-cell>
              <table:table-cell office:value-type="string">
                <text:p>csrctime</text:p>
                <draw:g>
                  <svg:desc>r1723_summary.I12:r1723_summary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STP (sum)</text:p>
                <draw:g>
                  <svg:desc>r1723_summary.B13:r1723_summary.B15</svg:desc>
                </draw:g>
              </table:table-cell>
              <table:table-cell office:value-type="float" office:value="69338">
                <text:p>69338</text:p>
                <draw:g>
                  <svg:desc>r1723_summary.C13:r1723_summary.C15</svg:desc>
                </draw:g>
              </table:table-cell>
              <table:table-cell office:value-type="float" office:value="170">
                <text:p>170</text:p>
                <draw:g>
                  <svg:desc>r1723_summary.D13:r1723_summary.D15</svg:desc>
                </draw:g>
              </table:table-cell>
              <table:table-cell office:value-type="float" office:value="234">
                <text:p>234</text:p>
                <draw:g>
                  <svg:desc>r1723_summary.E13:r1723_summary.E15</svg:desc>
                </draw:g>
              </table:table-cell>
              <table:table-cell office:value-type="float" office:value="122">
                <text:p>122</text:p>
                <draw:g>
                  <svg:desc>r1723_summary.F13:r1723_summary.F15</svg:desc>
                </draw:g>
              </table:table-cell>
              <table:table-cell office:value-type="float" office:value="81609">
                <text:p>81609</text:p>
                <draw:g>
                  <svg:desc>r1723_summary.G13:r1723_summary.G15</svg:desc>
                </draw:g>
              </table:table-cell>
              <table:table-cell office:value-type="float" office:value="970157">
                <text:p>970157</text:p>
                <draw:g>
                  <svg:desc>r1723_summary.H13:r1723_summary.H15</svg:desc>
                </draw:g>
              </table:table-cell>
              <table:table-cell office:value-type="float" office:value="9492">
                <text:p>9492</text:p>
                <draw:g>
                  <svg:desc>r1723_summary.I13:r1723_summary.I15</svg:desc>
                </draw:g>
              </table:table-cell>
            </table:table-row>
            <table:table-row>
              <table:table-cell office:value-type="string">
                <text:p>ProofSeq (sum)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418">
                <text:p>1418</text:p>
              </table:table-cell>
              <table:table-cell office:value-type="float" office:value="154741">
                <text:p>154741</text:p>
              </table:table-cell>
              <table:table-cell office:value-type="float" office:value="61433">
                <text:p>61433</text:p>
              </table:table-cell>
              <table:table-cell office:value-type="float" office:value="158293">
                <text:p>158293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veriT (sum)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45">
                <text:p>945</text:p>
              </table:table-cell>
              <table:table-cell office:value-type="float" office:value="24846">
                <text:p>24846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